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9mm"/>
    </style:style>
    <style:style style:name="co2" style:family="table-column">
      <style:table-column-properties fo:break-before="auto" style:column-width="160.13mm"/>
    </style:style>
    <style:style style:name="co3" style:family="table-column">
      <style:table-column-properties fo:break-before="auto" style:column-width="31.01mm"/>
    </style:style>
    <style:style style:name="co4" style:family="table-column">
      <style:table-column-properties fo:break-before="auto" style:column-width="38.42mm"/>
    </style:style>
    <style:style style:name="co5" style:family="table-column">
      <style:table-column-properties fo:break-before="auto" style:column-width="52.58mm"/>
    </style:style>
    <style:style style:name="co6" style:family="table-column">
      <style:table-column-properties fo:break-before="auto" style:column-width="63.91mm"/>
    </style:style>
    <style:style style:name="co7" style:family="table-column">
      <style:table-column-properties fo:break-before="auto" style:column-width="53.08mm"/>
    </style:style>
    <style:style style:name="co8" style:family="table-column">
      <style:table-column-properties fo:break-before="auto" style:column-width="50.85mm"/>
    </style:style>
    <style:style style:name="co9" style:family="table-column">
      <style:table-column-properties fo:break-before="auto" style:column-width="28.47mm"/>
    </style:style>
    <style:style style:name="co10" style:family="table-column">
      <style:table-column-properties fo:break-before="auto" style:column-width="38.21mm"/>
    </style:style>
    <style:style style:name="co11" style:family="table-column">
      <style:table-column-properties fo:break-before="auto" style:column-width="34.89mm"/>
    </style:style>
    <style:style style:name="co12" style:family="table-column">
      <style:table-column-properties fo:break-before="auto" style:column-width="37.6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9.25mm"/>
    </style:style>
    <style:style style:name="co15" style:family="table-column">
      <style:table-column-properties fo:break-before="auto" style:column-width="43.46mm"/>
    </style:style>
    <style:style style:name="co16" style:family="table-column">
      <style:table-column-properties fo:break-before="auto" style:column-width="44.5mm"/>
    </style:style>
    <style:style style:name="co17" style:family="table-column">
      <style:table-column-properties fo:break-before="auto" style:column-width="37.92mm"/>
    </style:style>
    <style:style style:name="co18" style:family="table-column">
      <style:table-column-properties fo:break-before="auto" style:column-width="57.84mm"/>
    </style:style>
    <style:style style:name="co19" style:family="table-column">
      <style:table-column-properties fo:break-before="auto" style:column-width="50.64mm"/>
    </style:style>
    <style:style style:name="co20" style:family="table-column">
      <style:table-column-properties fo:break-before="auto" style:column-width="29.85mm"/>
    </style:style>
    <style:style style:name="co21" style:family="table-column">
      <style:table-column-properties fo:break-before="auto" style:column-width="157.3mm"/>
    </style:style>
    <style:style style:name="co22" style:family="table-column">
      <style:table-column-properties fo:break-before="auto" style:column-width="41.47mm"/>
    </style:style>
    <style:style style:name="co23" style:family="table-column">
      <style:table-column-properties fo:break-before="auto" style:column-width="24.38mm"/>
    </style:style>
    <style:style style:name="co24" style:family="table-column">
      <style:table-column-properties fo:break-before="auto" style:column-width="125.29mm"/>
    </style:style>
    <style:style style:name="co25" style:family="table-column">
      <style:table-column-properties fo:break-before="auto" style:column-width="43.96mm"/>
    </style:style>
    <style:style style:name="co26" style:family="table-column">
      <style:table-column-properties fo:break-before="auto" style:column-width="26.86mm"/>
    </style:style>
    <style:style style:name="co27" style:family="table-column">
      <style:table-column-properties fo:break-before="auto" style:column-width="24.09mm"/>
    </style:style>
    <style:style style:name="co28" style:family="table-column">
      <style:table-column-properties fo:break-before="auto" style:column-width="20.44mm"/>
    </style:style>
    <style:style style:name="co29" style:family="table-column">
      <style:table-column-properties fo:break-before="auto" style:column-width="30.18mm"/>
    </style:style>
    <style:style style:name="co30" style:family="table-column">
      <style:table-column-properties fo:break-before="auto" style:column-width="140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50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5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4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5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41"/>
    <style:style style:name="ce10" style:family="table-cell" style:parent-style-name="Default" style:data-style-name="N44"/>
    <style:style style:name="ce11" style:family="table-cell" style:parent-style-name="Esquina_20_de_20_la_20_tabla_20_dinámica">
      <style:table-cell-properties fo:border-bottom="none" fo:border-left="2.01pt solid #000000" fo:border-right="none" fo:border-top="2.01pt solid #000000"/>
    </style:style>
    <style:style style:name="ce12" style:family="table-cell" style:parent-style-name="Campo_20_de_20_la_20_tabla_20_dinámica">
      <style:table-cell-properties fo:border-bottom="0.99pt solid #000000" fo:border-left="2.01pt solid #000000" fo:border-right="0.99pt solid #000000" fo:border-top="0.99pt solid #000000"/>
    </style:style>
    <style:style style:name="ce13" style:family="table-cell" style:parent-style-name="Categoría_20_de_20_la_20_tabla_20_dinámica" style:data-style-name="N0">
      <style:table-cell-properties fo:border-bottom="none" fo:border-left="2.01pt solid #000000" fo:border-right="0.99pt solid #000000" fo:border-top="0.99pt solid #000000"/>
    </style:style>
    <style:style style:name="ce14" style:family="table-cell" style:parent-style-name="Categoría_20_de_20_la_20_tabla_20_dinámica" style:data-style-name="N0">
      <style:table-cell-properties fo:border-bottom="none" fo:border-left="2.01pt solid #000000" fo:border-right="0.99pt solid #000000" fo:border-top="none"/>
    </style:style>
    <style:style style:name="ce15" style:family="table-cell" style:parent-style-name="Categoría_20_de_20_la_20_tabla_20_dinámica" style:data-style-name="N0">
      <style:table-cell-properties fo:border-bottom="0.99pt solid #000000" fo:border-left="2.01pt solid #000000" fo:border-right="0.99pt solid #000000" fo:border-top="none"/>
    </style:style>
    <style:style style:name="ce16" style:family="table-cell" style:parent-style-name="Categoría_20_de_20_la_20_tabla_20_dinámica" style:data-style-name="N0">
      <style:table-cell-properties fo:border-bottom="2.01pt solid #000000" fo:border-left="2.01pt solid #000000" fo:border-right="0.99pt solid #000000" fo:border-top="0.99pt solid #000000"/>
    </style:style>
    <style:style style:name="ce17" style:family="table-cell" style:parent-style-name="Esquina_20_de_20_la_20_tabla_20_dinámica">
      <style:table-cell-properties fo:border-bottom="none" fo:border-left="none" fo:border-right="none" fo:border-top="2.01pt solid #000000"/>
    </style:style>
    <style:style style:name="ce18" style:family="table-cell" style:parent-style-name="Campo_20_de_20_la_20_tabla_20_dinámica">
      <style:table-cell-properties fo:border="0.99pt solid #000000"/>
    </style:style>
    <style:style style:name="ce19" style:family="table-cell" style:parent-style-name="Categoría_20_de_20_la_20_tabla_20_dinámica" style:data-style-name="N0">
      <style:table-cell-properties fo:border="0.99pt solid #000000"/>
    </style:style>
    <style:style style:name="ce20" style:family="table-cell" style:parent-style-name="Categoría_20_de_20_la_20_tabla_20_dinámica" style:data-style-name="N0">
      <style:table-cell-properties fo:border-bottom="2.01pt solid #000000" fo:border-left="0.99pt solid #000000" fo:border-right="0.99pt solid #000000" fo:border-top="0.99pt solid #000000"/>
    </style:style>
    <style:style style:name="ce21" style:family="table-cell" style:parent-style-name="Esquina_20_de_20_la_20_tabla_20_dinámica">
      <style:table-cell-properties fo:border-bottom="none" fo:border-left="none" fo:border-right="0.99pt solid #000000" fo:border-top="2.01pt solid #000000"/>
    </style:style>
    <style:style style:name="ce22" style:family="table-cell" style:parent-style-name="Campo_20_de_20_la_20_tabla_20_dinámica">
      <style:table-cell-properties fo:border-bottom="0.99pt solid #000000" fo:border-left="0.99pt solid #000000" fo:border-right="0.99pt solid #000000" fo:border-top="2.01pt solid #000000"/>
    </style:style>
    <style:style style:name="ce23" style:family="table-cell" style:parent-style-name="Categoría_20_de_20_la_20_tabla_20_dinámica" style:data-style-name="N0">
      <style:table-cell-properties fo:border-bottom="0.99pt solid #000000" fo:border-left="0.99pt solid #000000" fo:border-right="none" fo:border-top="none"/>
    </style:style>
    <style:style style:name="ce24" style:family="table-cell" style:parent-style-name="Valor_20_de_20_la_20_tabla_20_dinámica" style:data-style-name="N0">
      <style:table-cell-properties fo:border-bottom="0.99pt solid #000000" fo:border-left="0.99pt solid #000000" fo:border-right="none" fo:border-top="0.99pt solid #000000"/>
    </style:style>
    <style:style style:name="ce25" style:family="table-cell" style:parent-style-name="Valor_20_de_20_la_20_tabla_20_dinámica">
      <style:table-cell-properties fo:border-bottom="2.01pt solid #000000" fo:border-left="0.99pt solid #000000" fo:border-right="none" fo:border-top="0.99pt solid #000000"/>
    </style:style>
    <style:style style:name="ce26" style:family="table-cell" style:parent-style-name="Esquina_20_de_20_la_20_tabla_20_dinámica">
      <style:table-cell-properties fo:border-bottom="0.99pt solid #000000" fo:border-left="none" fo:border-right="2.01pt solid #000000" fo:border-top="2.01pt solid #000000"/>
    </style:style>
    <style:style style:name="ce27" style:family="table-cell" style:parent-style-name="Categoría_20_de_20_la_20_tabla_20_dinámica" style:data-style-name="N0">
      <style:table-cell-properties fo:border-bottom="0.99pt solid #000000" fo:border-left="none" fo:border-right="2.01pt solid #000000" fo:border-top="none"/>
    </style:style>
    <style:style style:name="ce28" style:family="table-cell" style:parent-style-name="Valor_20_de_20_la_20_tabla_20_dinámica" style:data-style-name="N105">
      <style:table-cell-properties fo:border-bottom="0.99pt solid #000000" fo:border-left="none" fo:border-right="2.01pt solid #000000" fo:border-top="0.99pt solid #000000"/>
    </style:style>
    <style:style style:name="ce29" style:family="table-cell" style:parent-style-name="Valor_20_de_20_la_20_tabla_20_dinámica">
      <style:table-cell-properties fo:border-bottom="2.01pt solid #000000" fo:border-left="none" fo:border-right="2.01pt solid #000000" fo:border-top="0.99pt solid #000000"/>
    </style:style>
    <style:style style:name="ce30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Esquina_20_de_20_la_20_tabla_20_dinámica">
      <style:table-cell-properties fo:border-bottom="none" fo:border-left="2.01pt solid #000000" fo:border-right="0.99pt solid #000000" fo:border-top="2.01pt solid #000000"/>
    </style:style>
    <style:style style:name="ce37" style:family="table-cell" style:parent-style-name="Título_20_de_20_la_20_tabla_20_dinámica" style:data-style-name="N0">
      <style:table-cell-properties fo:border-bottom="2.01pt solid #000000" fo:border-left="2.01pt solid #000000" fo:border-right="0.99pt solid #000000" fo:border-top="0.99pt solid #000000"/>
    </style:style>
    <style:style style:name="ce38" style:family="table-cell" style:parent-style-name="Default">
      <style:table-cell-properties fo:border="0.99pt solid #000000"/>
    </style:style>
    <style:style style:name="ce39" style:family="table-cell" style:parent-style-name="Valor_20_de_20_la_20_tabla_20_dinámica">
      <style:table-cell-properties fo:border-bottom="none" fo:border-left="0.99pt solid #000000" fo:border-right="none" fo:border-top="0.99pt solid #000000"/>
    </style:style>
    <style:style style:name="ce40" style:family="table-cell" style:parent-style-name="Valor_20_de_20_la_20_tabla_20_dinámica">
      <style:table-cell-properties fo:border-bottom="none" fo:border-left="0.99pt solid #000000" fo:border-right="none" fo:border-top="none"/>
    </style:style>
    <style:style style:name="ce41" style:family="table-cell" style:parent-style-name="Valor_20_de_20_la_20_tabla_20_dinámica" style:data-style-name="N0">
      <style:table-cell-properties fo:border-bottom="none" fo:border-left="0.99pt solid #000000" fo:border-right="none" fo:border-top="none"/>
    </style:style>
    <style:style style:name="ce42" style:family="table-cell" style:parent-style-name="Valor_20_de_20_la_20_tabla_20_dinámica">
      <style:table-cell-properties fo:border-bottom="0.99pt solid #000000" fo:border-left="0.99pt solid #000000" fo:border-right="none" fo:border-top="none"/>
    </style:style>
    <style:style style:name="ce43" style:family="table-cell" style:parent-style-name="Resultado_20_de_20_la_20_tabla_20_dinámica" style:data-style-name="N0">
      <style:table-cell-properties fo:border-bottom="2.01pt solid #000000" fo:border-left="0.99pt solid #000000" fo:border-right="none" fo:border-top="0.99pt solid #000000"/>
    </style:style>
    <style:style style:name="ce44" style:family="table-cell" style:parent-style-name="Esquina_20_de_20_la_20_tabla_20_dinámica">
      <style:table-cell-properties fo:border-bottom="0.99pt solid #000000" fo:border-left="none" fo:border-right="none" fo:border-top="2.01pt solid #000000"/>
    </style:style>
    <style:style style:name="ce45" style:family="table-cell" style:parent-style-name="Categoría_20_de_20_la_20_tabla_20_dinámica" style:data-style-name="N0">
      <style:table-cell-properties fo:border-bottom="0.99pt solid #000000" fo:border-left="none" fo:border-right="none" fo:border-top="none"/>
    </style:style>
    <style:style style:name="ce46" style:family="table-cell" style:parent-style-name="Valor_20_de_20_la_20_tabla_20_dinámica">
      <style:table-cell-properties fo:border-bottom="none" fo:border-left="none" fo:border-right="none" fo:border-top="0.99pt solid #000000"/>
    </style:style>
    <style:style style:name="ce47" style:family="table-cell" style:parent-style-name="Valor_20_de_20_la_20_tabla_20_dinámica" style:data-style-name="N0"/>
    <style:style style:name="ce48" style:family="table-cell" style:parent-style-name="Valor_20_de_20_la_20_tabla_20_dinámica">
      <style:table-cell-properties fo:border-bottom="0.99pt solid #000000" fo:border-left="none" fo:border-right="none" fo:border-top="none"/>
    </style:style>
    <style:style style:name="ce49" style:family="table-cell" style:parent-style-name="Resultado_20_de_20_la_20_tabla_20_dinámica" style:data-style-name="N0">
      <style:table-cell-properties fo:border-bottom="2.01pt solid #000000" fo:border-left="none" fo:border-right="none" fo:border-top="0.99pt solid #000000"/>
    </style:style>
    <style:style style:name="ce50" style:family="table-cell" style:parent-style-name="Valor_20_de_20_la_20_tabla_20_dinámica" style:data-style-name="N0">
      <style:table-cell-properties fo:border-bottom="none" fo:border-left="none" fo:border-right="none" fo:border-top="0.99pt solid #000000"/>
    </style:style>
    <style:style style:name="ce51" style:family="table-cell" style:parent-style-name="Valor_20_de_20_la_20_tabla_20_dinámica" style:data-style-name="N0">
      <style:table-cell-properties fo:border-bottom="0.99pt solid #000000" fo:border-left="none" fo:border-right="none" fo:border-top="none"/>
    </style:style>
    <style:style style:name="ce52" style:family="table-cell" style:parent-style-name="Valor_20_de_20_la_20_tabla_20_dinámica">
      <style:table-cell-properties fo:border-bottom="none" fo:border-left="none" fo:border-right="0.99pt solid #000000" fo:border-top="0.99pt solid #000000"/>
    </style:style>
    <style:style style:name="ce53" style:family="table-cell" style:parent-style-name="Valor_20_de_20_la_20_tabla_20_dinámica">
      <style:table-cell-properties fo:border-bottom="none" fo:border-left="none" fo:border-right="0.99pt solid #000000" fo:border-top="none"/>
    </style:style>
    <style:style style:name="ce54" style:family="table-cell" style:parent-style-name="Valor_20_de_20_la_20_tabla_20_dinámica" style:data-style-name="N0">
      <style:table-cell-properties fo:border-bottom="none" fo:border-left="none" fo:border-right="0.99pt solid #000000" fo:border-top="none"/>
    </style:style>
    <style:style style:name="ce55" style:family="table-cell" style:parent-style-name="Valor_20_de_20_la_20_tabla_20_dinámica">
      <style:table-cell-properties fo:border-bottom="0.99pt solid #000000" fo:border-left="none" fo:border-right="0.99pt solid #000000" fo:border-top="none"/>
    </style:style>
    <style:style style:name="ce56" style:family="table-cell" style:parent-style-name="Resultado_20_de_20_la_20_tabla_20_dinámica" style:data-style-name="N0">
      <style:table-cell-properties fo:border-bottom="2.01pt solid #000000" fo:border-left="none" fo:border-right="0.99pt solid #000000" fo:border-top="0.99pt solid #000000"/>
    </style:style>
    <style:style style:name="ce57" style:family="table-cell" style:parent-style-name="Título_20_de_20_la_20_tabla_20_dinámica" style:data-style-name="N0">
      <style:table-cell-properties fo:border-bottom="0.99pt solid #000000" fo:border-left="0.99pt solid #000000" fo:border-right="2.01pt solid #000000" fo:border-top="0.99pt solid #000000"/>
    </style:style>
    <style:style style:name="ce58" style:family="table-cell" style:parent-style-name="Resultado_20_de_20_la_20_tabla_20_dinámica" style:data-style-name="N0">
      <style:table-cell-properties fo:border-bottom="none" fo:border-left="0.99pt solid #000000" fo:border-right="2.01pt solid #000000" fo:border-top="0.99pt solid #000000"/>
    </style:style>
    <style:style style:name="ce59" style:family="table-cell" style:parent-style-name="Resultado_20_de_20_la_20_tabla_20_dinámica" style:data-style-name="N0">
      <style:table-cell-properties fo:border-bottom="none" fo:border-left="0.99pt solid #000000" fo:border-right="2.01pt solid #000000" fo:border-top="none"/>
    </style:style>
    <style:style style:name="ce60" style:family="table-cell" style:parent-style-name="Resultado_20_de_20_la_20_tabla_20_dinámica" style:data-style-name="N0">
      <style:table-cell-properties fo:border-bottom="0.99pt solid #000000" fo:border-left="0.99pt solid #000000" fo:border-right="2.01pt solid #000000" fo:border-top="none"/>
    </style:style>
    <style:style style:name="ce61" style:family="table-cell" style:parent-style-name="Resultado_20_de_20_la_20_tabla_20_dinámica" style:data-style-name="N0">
      <style:table-cell-properties fo:border-bottom="2.01pt solid #000000" fo:border-left="0.99pt solid #000000" fo:border-right="2.01pt solid #000000" fo:border-top="0.99pt solid #000000"/>
    </style:style>
    <style:style style:name="ce62" style:family="table-cell" style:parent-style-name="Título_20_de_20_la_20_tabla_20_dinámica" style:data-style-name="N0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</style:style>
    <style:style style:name="ce63" style:family="table-cell" style:parent-style-name="Resultado_20_de_20_la_20_tabla_20_dinámica" style:data-style-name="N0">
      <style:table-cell-properties fo:border-bottom="none" style:text-align-source="fix" style:repeat-content="false" fo:border-left="0.99pt solid #000000" fo:border-right="2.01pt solid #000000" fo:border-top="0.99pt solid #000000"/>
      <style:paragraph-properties fo:text-align="center" fo:margin-left="0mm"/>
    </style:style>
    <style:style style:name="ce64" style:family="table-cell" style:parent-style-name="Resultado_20_de_20_la_20_tabla_20_dinámica" style:data-style-name="N0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</style:style>
    <style:style style:name="ce65" style:family="table-cell" style:parent-style-name="Resultado_20_de_20_la_20_tabla_20_dinámica" style:data-style-name="N0">
      <style:table-cell-properties fo:border-bottom="0.99pt solid #000000" style:text-align-source="fix" style:repeat-content="false" fo:border-left="0.99pt solid #000000" fo:border-right="2.01pt solid #000000" fo:border-top="none"/>
      <style:paragraph-properties fo:text-align="center" fo:margin-left="0mm"/>
    </style:style>
    <style:style style:name="ce66" style:family="table-cell" style:parent-style-name="Resultado_20_de_20_la_20_tabla_20_dinámica" style:data-style-name="N0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</style:style>
    <style:style style:name="ce67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&quot;;&quot;Alejandro Moraga&quot;;&quot;Eduardo Muñoz&quot;;&quot;Jorge Orellana&quot;;&quot;Nicolas Lobos&quot;;&quot;Nicolas Pérez&quot;;&quot;&quot;)" table:allow-empty-cell="true" table:display-list="unsorted" table:base-cell-address="Requerimientos.D2">
          <table:error-message table:message-type="stop" table:display="true"/>
        </table:content-validation>
      </table:content-validations>
      <table:table table:name="Requerimientos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rden</text:p>
          </table:table-cell>
          <table:table-cell office:value-type="string" calcext:value-type="string">
            <text:p>Requerimient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rogramador</text:p>
          </table:table-cell>
          <table:table-cell office:value-type="string" calcext:value-type="string">
            <text:p>Fecha/Hora Asignado</text:p>
          </table:table-cell>
          <table:table-cell office:value-type="string" calcext:value-type="string">
            <text:p>Fecha/Hora Revisión Funcional</text:p>
          </table:table-cell>
          <table:table-cell table:style-name="ce1" office:value-type="string" calcext:value-type="string">
            <text:p>Fecha/Hora Revisión Revisión Técnica</text:p>
          </table:table-cell>
          <table:table-cell table:style-name="ce1" office:value-type="string" calcext:value-type="string">
            <text:p>Fecha/Hora Pruebas Técnicas</text:p>
          </table:table-cell>
          <table:table-cell table:style-name="ce1" office:value-type="string" calcext:value-type="string">
            <text:p>Fecha/Hora Pruebas QA</text:p>
          </table:table-cell>
          <table:table-cell table:style-name="ce1" office:value-type="string" calcext:value-type="string">
            <text:p>Hrs desarrollo</text:p>
          </table:table-cell>
          <table:table-cell office:value-type="string" calcext:value-type="string">
            <text:p>Hrs revision Funcional</text:p>
          </table:table-cell>
          <table:table-cell office:value-type="string" calcext:value-type="string">
            <text:p>Hrs revisión Tecnica</text:p>
          </table:table-cell>
          <table:table-cell office:value-type="string" calcext:value-type="string">
            <text:p>Hrs Pruebas técnicas</text:p>
          </table:table-cell>
          <table:table-cell office:value-type="string" calcext:value-type="string">
            <text:p>Hrs QA</text:p>
          </table:table-cell>
          <table:table-cell office:value-type="string" calcext:value-type="string">
            <text:p>Hrs Totales</text:p>
          </table:table-cell>
          <table:table-cell office:value-type="string" calcext:value-type="string">
            <text:p>Fuera Horario</text:p>
          </table:table-cell>
          <table:table-cell table:number-columns-repeated="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anner promocional Webpay.</text:p>
          </table:table-cell>
          <table:table-cell table:content-validation-name="val1" office:value-type="string" calcext:value-type="string">
            <text:p>Nicolas Lobos</text:p>
          </table:table-cell>
          <table:table-cell table:style-name="ce5" office:value-type="date" office:date-value="2018-07-31T18:09:29" calcext:value-type="date">
            <text:p>31/07/18 18:09</text:p>
          </table:table-cell>
          <table:table-cell table:style-name="ce6" office:value-type="date" office:date-value="2018-08-01T15:38:12" calcext:value-type="date">
            <text:p>01/08/18 15:38</text:p>
          </table:table-cell>
          <table:table-cell table:style-name="ce6" office:value-type="date" office:date-value="2018-08-02T11:10:08" calcext:value-type="date">
            <text:p>02/08/18 11:10</text:p>
          </table:table-cell>
          <table:table-cell table:style-name="ce1" table:number-columns-repeated="2"/>
          <table:table-cell table:style-name="ce7" table:formula="of:=([.F2]-[.E2])-[.P2]" office:value-type="time" office:time-value="PT07H13M43.000000441S" calcext:value-type="time">
            <text:p>07:13</text:p>
          </table:table-cell>
          <table:table-cell table:number-columns-repeated="5"/>
          <table:table-cell table:style-name="ce9" office:value-type="time" office:time-value="PT14H15M00S" calcext:value-type="time">
            <text:p>14:15:00</text:p>
          </table:table-cell>
          <table:table-cell table:style-name="ce10" office:value-type="time" office:time-value="PT24H00M00S" calcext:value-type="time">
            <text:p>24:00:00</text:p>
          </table:table-cell>
          <table:table-cell table:number-columns-repeated="1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Edición de Comprobantes en Plan Cuenta</text:p>
          </table:table-cell>
          <table:table-cell table:content-validation-name="val1" office:value-type="string" calcext:value-type="string">
            <text:p>Nicolas Lobos</text:p>
          </table:table-cell>
          <table:table-cell table:style-name="ce5" office:value-type="date" office:date-value="2018-08-23T08:59:53" calcext:value-type="date">
            <text:p>23/08/18 08:59</text:p>
          </table:table-cell>
          <table:table-cell table:style-name="ce6" office:value-type="date" office:date-value="2018-08-24T11:58:52" calcext:value-type="date">
            <text:p>24/08/18 11:58</text:p>
          </table:table-cell>
          <table:table-cell table:style-name="ce6" office:value-type="date" office:date-value="2018-08-27T12:53:16" calcext:value-type="date">
            <text:p>27/08/18 12:53</text:p>
          </table:table-cell>
          <table:table-cell table:style-name="ce1" table:number-columns-repeated="2"/>
          <table:table-cell table:style-name="ce7" table:formula="of:=([.F3]-[.E3])-[.$P$2]" office:value-type="time" office:time-value="PT12H43M59.000000199S" calcext:value-type="time">
            <text:p>12:43</text:p>
          </table:table-cell>
          <table:table-cell table:number-columns-repeated="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Panel ARP - Post it Requerimientos en Proceso - Sección Requerimientos</text:p>
          </table:table-cell>
          <table:table-cell table:content-validation-name="val1" office:value-type="string" calcext:value-type="string">
            <text:p>Nicolas Lobos</text:p>
          </table:table-cell>
          <table:table-cell table:style-name="ce5" office:value-type="date" office:date-value="2018-08-17T18:38:43" calcext:value-type="date">
            <text:p>17/08/18 18:38</text:p>
          </table:table-cell>
          <table:table-cell table:style-name="ce6" office:value-type="date" office:date-value="2018-08-22T15:31:12" calcext:value-type="date">
            <text:p>22/08/18 15:31</text:p>
          </table:table-cell>
          <table:table-cell table:style-name="ce1" table:number-columns-repeated="3"/>
          <table:table-cell table:style-name="ce8" table:formula="of:=([.F4]-[.E4])-[.$P$2]*4" office:value-type="time" office:time-value="PT59H52M29.000000185S" calcext:value-type="time">
            <text:p>59:52</text:p>
          </table:table-cell>
          <table:table-cell table:number-columns-repeated="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Corrección de texto en lightbox posponer pago.</text:p>
          </table:table-cell>
          <table:table-cell table:content-validation-name="val1" office:value-type="string" calcext:value-type="string">
            <text:p>Nicolas Lobos</text:p>
          </table:table-cell>
          <table:table-cell table:style-name="ce5" office:value-type="date" office:date-value="2018-08-29T09:10:08" calcext:value-type="date">
            <text:p>29/08/18 09:10</text:p>
          </table:table-cell>
          <table:table-cell table:style-name="ce6" office:value-type="date" office:date-value="2018-08-29T10:13:31" calcext:value-type="date">
            <text:p>29/08/18 10:13</text:p>
          </table:table-cell>
          <table:table-cell table:style-name="ce1" table:number-columns-repeated="3"/>
          <table:table-cell table:style-name="ce8" table:formula="of:=([.F5]-[.E5])" office:value-type="time" office:time-value="PT01H03M22.999999467S" calcext:value-type="time">
            <text:p>01:03</text:p>
          </table:table-cell>
          <table:table-cell table:number-columns-repeated="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Corrección de texto en lightbox posponer pago.</text:p>
          </table:table-cell>
          <table:table-cell table:content-validation-name="val1" office:value-type="string" calcext:value-type="string">
            <text:p>Nicolas Lobos</text:p>
          </table:table-cell>
          <table:table-cell table:style-name="ce5" office:value-type="date" office:date-value="2018-08-24T12:02:37" calcext:value-type="date">
            <text:p>24/08/18 12:02</text:p>
          </table:table-cell>
          <table:table-cell table:style-name="ce6" office:value-type="date" office:date-value="2018-08-24T19:38:35" calcext:value-type="date">
            <text:p>24/08/18 19:38</text:p>
          </table:table-cell>
          <table:table-cell table:style-name="ce1" table:number-columns-repeated="3"/>
          <table:table-cell table:style-name="ce8" table:formula="of:=([.F6]-[.E6])" office:value-type="time" office:time-value="PT07H35M58.000000077S" calcext:value-type="time">
            <text:p>07:35</text:p>
          </table:table-cell>
          <table:table-cell table:number-columns-repeated="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Cambio en la visualización del menú Administrador/Usuarios y Nueva Validación al Guardar Menús</text:p>
          </table:table-cell>
          <table:table-cell table:content-validation-name="val1" office:value-type="string" calcext:value-type="string">
            <text:p>Nicolas Lobos</text:p>
          </table:table-cell>
          <table:table-cell table:style-name="ce5" office:value-type="date" office:date-value="2018-08-29T18:13:31" calcext:value-type="date">
            <text:p>29/08/18 18:13</text:p>
          </table:table-cell>
          <table:table-cell table:style-name="ce6" office:value-type="date" office:date-value="2018-08-30T12:08:51" calcext:value-type="date">
            <text:p>30/08/18 12:08</text:p>
          </table:table-cell>
          <table:table-cell table:style-name="ce1" table:number-columns-repeated="3"/>
          <table:table-cell table:style-name="ce8" table:formula="of:=([.F7]-[.E7])-[.P2]" office:value-type="time" office:time-value="PT03H40M20.000000554S" calcext:value-type="time">
            <text:p>03:40</text:p>
          </table:table-cell>
          <table:table-cell table:number-columns-repeated="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Uso de Lightbox's en Reemplazo de Alert's en el Menú Administrador / Usuarios.</text:p>
          </table:table-cell>
          <table:table-cell table:content-validation-name="val1" office:value-type="string" calcext:value-type="string">
            <text:p>Nicolas Lobos</text:p>
          </table:table-cell>
          <table:table-cell table:style-name="ce5" office:value-type="date" office:date-value="2018-08-27T08:50:29" calcext:value-type="date">
            <text:p>27/08/18 08:50</text:p>
          </table:table-cell>
          <table:table-cell table:style-name="ce6" office:value-type="date" office:date-value="2018-08-27T17:55:50" calcext:value-type="date">
            <text:p>27/08/18 17:55</text:p>
          </table:table-cell>
          <table:table-cell table:style-name="ce1" table:number-columns-repeated="3"/>
          <table:table-cell table:style-name="ce8" table:formula="of:=([.F8]-[.E8])-[.P3]" office:value-type="time" office:time-value="PT09H05M21.000000229S" calcext:value-type="time">
            <text:p>09:05</text:p>
          </table:table-cell>
          <table:table-cell table:number-columns-repeated="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Uso de Lightbox's en Reemplazo de Alert's en el Menú Administrador / Usuarios.</text:p>
          </table:table-cell>
          <table:table-cell table:content-validation-name="val1" office:value-type="string" calcext:value-type="string">
            <text:p>Nicolas Lobos</text:p>
          </table:table-cell>
          <table:table-cell table:style-name="ce5" office:value-type="date" office:date-value="2018-08-28T12:47:05" calcext:value-type="date">
            <text:p>28/08/18 12:47</text:p>
          </table:table-cell>
          <table:table-cell table:style-name="ce6" office:value-type="date" office:date-value="2018-08-28T13:11:20" calcext:value-type="date">
            <text:p>28/08/18 13:11</text:p>
          </table:table-cell>
          <table:table-cell table:style-name="ce1" table:number-columns-repeated="3"/>
          <table:table-cell table:style-name="ce8" table:formula="of:=([.F9]-[.E9])-[.P4]" office:value-type="time" office:time-value="PT00H24M14.999999399S" calcext:value-type="time">
            <text:p>00:24</text:p>
          </table:table-cell>
          <table:table-cell table:number-columns-repeated="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Uso de Lightbox's en Reemplazo de Alert's en el Menú Administrador / Usuarios.</text:p>
          </table:table-cell>
          <table:table-cell table:content-validation-name="val1" office:value-type="string" calcext:value-type="string">
            <text:p>Nicolas Lobos</text:p>
          </table:table-cell>
          <table:table-cell table:style-name="ce5" office:value-type="date" office:date-value="2018-08-28T16:01:34" calcext:value-type="date">
            <text:p>28/08/18 16:01</text:p>
          </table:table-cell>
          <table:table-cell table:style-name="ce6" office:value-type="date" office:date-value="2018-08-28T17:39:37" calcext:value-type="date">
            <text:p>28/08/18 17:39</text:p>
          </table:table-cell>
          <table:table-cell table:style-name="ce1" table:number-columns-repeated="3"/>
          <table:table-cell table:style-name="ce8" table:formula="of:=([.F10]-[.E10])-[.P5]" office:value-type="time" office:time-value="PT01H38M03.00000038S" calcext:value-type="time">
            <text:p>01:38</text:p>
          </table:table-cell>
          <table:table-cell table:number-columns-repeated="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Actualización componente de Grilla: CSS Fondo de los encabezados de columna</text:p>
          </table:table-cell>
          <table:table-cell table:content-validation-name="val1" office:value-type="string" calcext:value-type="string">
            <text:p>Alejandro Moraga</text:p>
          </table:table-cell>
          <table:table-cell table:style-name="ce5" office:value-type="date" office:date-value="2018-08-22T09:39:26" calcext:value-type="date">
            <text:p>22/08/18 09:39</text:p>
          </table:table-cell>
          <table:table-cell table:style-name="ce6" office:value-type="date" office:date-value="2018-08-22T11:50:25" calcext:value-type="date">
            <text:p>22/08/18 11:50</text:p>
          </table:table-cell>
          <table:table-cell table:style-name="ce1" table:number-columns-repeated="3"/>
          <table:table-cell table:style-name="ce8" table:formula="of:=([.F11]-[.E11])-[.P6]" office:value-type="time" office:time-value="PT02H10M59.000000241S" calcext:value-type="time">
            <text:p>02:10</text:p>
          </table:table-cell>
          <table:table-cell table:number-columns-repeated="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Actualización componente de Grilla: CSS Fondo de los encabezados de columna</text:p>
          </table:table-cell>
          <table:table-cell table:content-validation-name="val1" office:value-type="string" calcext:value-type="string">
            <text:p>Alejandro Moraga</text:p>
          </table:table-cell>
          <table:table-cell table:style-name="ce5" office:value-type="date" office:date-value="2018-08-22T15:59:23" calcext:value-type="date">
            <text:p>22/08/18 15:59</text:p>
          </table:table-cell>
          <table:table-cell table:style-name="ce6" office:value-type="date" office:date-value="2018-08-23T10:01:50" calcext:value-type="date">
            <text:p>23/08/18 10:01</text:p>
          </table:table-cell>
          <table:table-cell table:style-name="ce1" table:number-columns-repeated="3"/>
          <table:table-cell table:style-name="ce8" table:formula="of:=([.F12]-[.E12])-[.P2]" office:value-type="time" office:time-value="PT03H47M26.999999788S" calcext:value-type="time">
            <text:p>03:47</text:p>
          </table:table-cell>
          <table:table-cell table:number-columns-repeated="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019" calcext:value-type="float">
            <text:p>3019</text:p>
          </table:table-cell>
          <table:table-cell table:style-name="ce3" office:value-type="string" calcext:value-type="string">
            <text:p>Panel ARP - Modificación de Post it - Sección Llamadas</text:p>
          </table:table-cell>
          <table:table-cell table:content-validation-name="val1" office:value-type="string" calcext:value-type="string">
            <text:p>Alejandro Moraga</text:p>
          </table:table-cell>
          <table:table-cell table:style-name="ce5" office:value-type="date" office:date-value="2018-08-16T18:24:17" calcext:value-type="date">
            <text:p>16/08/18 18:24</text:p>
          </table:table-cell>
          <table:table-cell table:style-name="ce6" office:value-type="date" office:date-value="2018-08-16T18:54:26" calcext:value-type="date">
            <text:p>16/08/18 18:54</text:p>
          </table:table-cell>
          <table:table-cell table:style-name="ce1" table:number-columns-repeated="3"/>
          <table:table-cell table:style-name="ce8" table:formula="of:=([.F13]-[.E13])-[.P3]" office:value-type="time" office:time-value="PT00H30M09.000000427S" calcext:value-type="time">
            <text:p>00:30</text:p>
          </table:table-cell>
          <table:table-cell table:number-columns-repeated="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Habilitar descarga de CAF para todos los DTE</text:p>
          </table:table-cell>
          <table:table-cell table:content-validation-name="val1" office:value-type="string" calcext:value-type="string">
            <text:p>Alejandro Moraga</text:p>
          </table:table-cell>
          <table:table-cell table:style-name="ce5" office:value-type="date" office:date-value="2018-08-17T18:00:24" calcext:value-type="date">
            <text:p>17/08/18 18:00</text:p>
          </table:table-cell>
          <table:table-cell table:style-name="ce6" office:value-type="date" office:date-value="2018-08-20T19:14:56" calcext:value-type="date">
            <text:p>20/08/18 19:14</text:p>
          </table:table-cell>
          <table:table-cell table:style-name="ce1" table:number-columns-repeated="3"/>
          <table:table-cell table:style-name="ce8" table:formula="of:=([.F14]-[.E14])-[.P2]*2" office:value-type="time" office:time-value="PT44H44M31.999999951S" calcext:value-type="time">
            <text:p>44:44</text:p>
          </table:table-cell>
          <table:table-cell table:number-columns-repeated="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gregar campos - Formulario de contacto</text:p>
          </table:table-cell>
          <table:table-cell table:content-validation-name="val1" office:value-type="string" calcext:value-type="string">
            <text:p>Alejandro Moraga</text:p>
          </table:table-cell>
          <table:table-cell table:style-name="ce5" office:value-type="date" office:date-value="2018-07-31T12:13:58" calcext:value-type="date">
            <text:p>31/07/18 12:13</text:p>
          </table:table-cell>
          <table:table-cell table:style-name="ce6" office:value-type="date" office:date-value="2018-08-07T17:26:40" calcext:value-type="date">
            <text:p>07/08/18 17:26</text:p>
          </table:table-cell>
          <table:table-cell table:style-name="ce1" table:number-columns-repeated="3"/>
          <table:table-cell table:style-name="ce8" table:formula="of:=([.F15]-[.E15])-[.P2]*5-[.Q2]*2" office:value-type="time" office:time-value="PT53H57M42.00000043S" calcext:value-type="time">
            <text:p>53:57</text:p>
          </table:table-cell>
          <table:table-cell table:number-columns-repeated="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gregar campos - Formulario de contacto</text:p>
          </table:table-cell>
          <table:table-cell table:content-validation-name="val1" office:value-type="string" calcext:value-type="string">
            <text:p>Alejandro Moraga</text:p>
          </table:table-cell>
          <table:table-cell table:style-name="ce5" office:value-type="date" office:date-value="2018-08-24T09:59:54" calcext:value-type="date">
            <text:p>24/08/18 09:59</text:p>
          </table:table-cell>
          <table:table-cell table:style-name="ce6" office:value-type="date" office:date-value="2018-08-24T11:50:15" calcext:value-type="date">
            <text:p>24/08/18 11:50</text:p>
          </table:table-cell>
          <table:table-cell table:style-name="ce1" table:number-columns-repeated="3"/>
          <table:table-cell table:style-name="ce8" table:formula="of:=([.F16]-[.E16])-[.P6]" office:value-type="time" office:time-value="PT01H50M21.00000002S" calcext:value-type="time">
            <text:p>01:50</text:p>
          </table:table-cell>
          <table:table-cell table:number-columns-repeated="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liminar sección "Demo"</text:p>
          </table:table-cell>
          <table:table-cell table:content-validation-name="val1" office:value-type="string" calcext:value-type="string">
            <text:p>Jorge Orellana</text:p>
          </table:table-cell>
          <table:table-cell table:style-name="ce5" office:value-type="date" office:date-value="2018-08-24T10:52:33" calcext:value-type="date">
            <text:p>24/08/18 10:52</text:p>
          </table:table-cell>
          <table:table-cell table:style-name="ce6" office:value-type="date" office:date-value="2018-08-24T12:56:44" calcext:value-type="date">
            <text:p>24/08/18 12:56</text:p>
          </table:table-cell>
          <table:table-cell table:style-name="ce1" table:number-columns-repeated="3"/>
          <table:table-cell table:style-name="ce8" table:formula="of:=([.F17]-[.E17])-[.P7]" office:value-type="time" office:time-value="PT02H04M10.999999791S" calcext:value-type="time">
            <text:p>02:04</text:p>
          </table:table-cell>
          <table:table-cell table:number-columns-repeated="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liminar sección "Demo"</text:p>
          </table:table-cell>
          <table:table-cell table:content-validation-name="val1" office:value-type="string" calcext:value-type="string">
            <text:p>Jorge Orellana</text:p>
          </table:table-cell>
          <table:table-cell table:style-name="ce5" office:value-type="date" office:date-value="2018-08-29T12:57:10" calcext:value-type="date">
            <text:p>29/08/18 12:57</text:p>
          </table:table-cell>
          <table:table-cell table:style-name="ce6" office:value-type="date" office:date-value="2018-08-29T13:07:57" calcext:value-type="date">
            <text:p>29/08/18 13:07</text:p>
          </table:table-cell>
          <table:table-cell table:style-name="ce1" table:number-columns-repeated="3"/>
          <table:table-cell table:style-name="ce8" table:formula="of:=([.F18]-[.E18])-[.P8]" office:value-type="time" office:time-value="PT00H10M46.999999741S" calcext:value-type="time">
            <text:p>00:10</text:p>
          </table:table-cell>
          <table:table-cell table:number-columns-repeated="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Modificación alert de no autorización de timbraje al solicitar Folios.</text:p>
          </table:table-cell>
          <table:table-cell table:content-validation-name="val1" office:value-type="string" calcext:value-type="string">
            <text:p>Jorge Orellana</text:p>
          </table:table-cell>
          <table:table-cell table:style-name="ce5" office:value-type="date" office:date-value="2018-08-27T11:27:20" calcext:value-type="date">
            <text:p>27/08/18 11:27</text:p>
          </table:table-cell>
          <table:table-cell table:style-name="ce6" office:value-type="date" office:date-value="2018-08-27T17:42:14" calcext:value-type="date">
            <text:p>27/08/18 17:42</text:p>
          </table:table-cell>
          <table:table-cell table:style-name="ce1" table:number-columns-repeated="3"/>
          <table:table-cell table:style-name="ce8" table:formula="of:=([.F19]-[.E19])-[.P9]" office:value-type="time" office:time-value="PT06H14M53.999999645S" calcext:value-type="time">
            <text:p>06:14</text:p>
          </table:table-cell>
          <table:table-cell table:number-columns-repeated="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Modificación alert de no autorización de timbraje al solicitar Folios.</text:p>
          </table:table-cell>
          <table:table-cell table:content-validation-name="val1" office:value-type="string" calcext:value-type="string">
            <text:p>Jorge Orellana</text:p>
          </table:table-cell>
          <table:table-cell table:style-name="ce5" office:value-type="date" office:date-value="2018-08-29T11:47:46" calcext:value-type="date">
            <text:p>29/08/18 11:47</text:p>
          </table:table-cell>
          <table:table-cell table:style-name="ce6" office:value-type="date" office:date-value="2018-08-30T16:42:02" calcext:value-type="date">
            <text:p>30/08/18 16:42</text:p>
          </table:table-cell>
          <table:table-cell table:style-name="ce1" table:number-columns-repeated="3"/>
          <table:table-cell table:style-name="ce8" table:formula="of:=([.F20]-[.E20])-[.P2]" office:value-type="time" office:time-value="PT14H39M16.000000262S" calcext:value-type="time">
            <text:p>14:3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383" calcext:value-type="float">
            <text:p>3383</text:p>
          </table:table-cell>
          <table:table-cell office:value-type="string" calcext:value-type="string">
            <text:p>Agregar adicionales a las Boletas Electrónicas desde Config</text:p>
          </table:table-cell>
          <table:table-cell table:content-validation-name="val1" office:value-type="string" calcext:value-type="string">
            <text:p>Eduardo Muñoz</text:p>
          </table:table-cell>
          <table:table-cell table:style-name="ce5" office:value-type="date" office:date-value="2018-08-27T11:54:56" calcext:value-type="date">
            <text:p>27/08/18 11:54</text:p>
          </table:table-cell>
          <table:table-cell table:style-name="ce6" office:value-type="date" office:date-value="2018-08-28T18:38:06" calcext:value-type="date">
            <text:p>28/08/18 18:38</text:p>
          </table:table-cell>
          <table:table-cell table:number-columns-repeated="3"/>
          <table:table-cell table:style-name="ce8" table:formula="of:=([.F21]-[.E21])-[.P2]" office:value-type="time" office:time-value="PT16H28M10.000000061S" calcext:value-type="time">
            <text:p>16: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383" calcext:value-type="float">
            <text:p>3383</text:p>
          </table:table-cell>
          <table:table-cell office:value-type="string" calcext:value-type="string">
            <text:p>Agregar adicionales a las Boletas Electrónicas desde Config</text:p>
          </table:table-cell>
          <table:table-cell table:content-validation-name="val1" office:value-type="string" calcext:value-type="string">
            <text:p>Eduardo Muñoz</text:p>
          </table:table-cell>
          <table:table-cell table:style-name="ce5" office:value-type="date" office:date-value="2018-08-29T13:00:46" calcext:value-type="date">
            <text:p>29/08/18 13:00</text:p>
          </table:table-cell>
          <table:table-cell table:style-name="ce6" office:value-type="date" office:date-value="2018-08-29T17:06:17" calcext:value-type="date">
            <text:p>29/08/18 17:06</text:p>
          </table:table-cell>
          <table:table-cell table:number-columns-repeated="3"/>
          <table:table-cell table:style-name="ce8" table:formula="of:=([.F22]-[.E22])-[.P3]" office:value-type="time" office:time-value="PT04H05M30.999999843S" calcext:value-type="time">
            <text:p>04:05</text:p>
          </table:table-cell>
          <table:table-cell table:number-columns-repeated="17"/>
        </table:table-row>
        <table:table-row table:style-name="ro1" table:number-rows-repeated="9">
          <table:table-cell table:number-columns-repeated="3"/>
          <table:table-cell table:content-validation-name="val1"/>
          <table:table-cell table:number-columns-repeated="23"/>
        </table:table-row>
        <table:table-row table:style-name="ro1" table:number-rows-repeated="1048544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Tabla dinámica_Requerimientos_1" table:style-name="ta1"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column table:style-name="co13" table:number-columns-repeated="6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1"/>
          <table:table-cell table:style-name="ce17"/>
          <table:table-cell table:style-name="ce21"/>
          <table:table-cell table:style-name="ce22" office:value-type="string" calcext:value-type="string">
            <text:p>Datos</text:p>
          </table:table-cell>
          <table:table-cell table:style-name="ce26"/>
          <table:table-cell table:number-columns-repeated="9"/>
        </table:table-row>
        <table:table-row table:style-name="ro1">
          <table:table-cell table:style-name="ce12" office:value-type="string" calcext:value-type="string">
            <text:p>Programador</text:p>
          </table:table-cell>
          <table:table-cell table:style-name="ce18" office:value-type="string" calcext:value-type="string">
            <text:p>Orden</text:p>
          </table:table-cell>
          <table:table-cell table:style-name="ce18" office:value-type="string" calcext:value-type="string">
            <text:p>Requerimiento</text:p>
          </table:table-cell>
          <table:table-cell table:style-name="ce23" office:value-type="string" calcext:value-type="string">
            <text:p>Cantidad - Requerimiento</text:p>
          </table:table-cell>
          <table:table-cell table:style-name="ce27" office:value-type="string" calcext:value-type="string">
            <text:p>Suma - Hrs desarrollo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Alejandro Moraga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style-name="ce28" office:value-type="time" office:time-value="PT55H48M03.00000045S" calcext:value-type="time">
            <text:p>55:48</text:p>
          </table:table-cell>
          <table:table-cell table:number-columns-repeated="9"/>
        </table:table-row>
        <table:table-row table:style-name="ro1">
          <table:table-cell table:style-name="ce14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019" calcext:value-type="float">
            <text:p>3019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time" office:time-value="PT00H30M09.000000427S" calcext:value-type="time">
            <text:p>00:30</text:p>
          </table:table-cell>
          <table:table-cell table:number-columns-repeated="9"/>
        </table:table-row>
        <table:table-row table:style-name="ro1">
          <table:table-cell table:style-name="ce14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18" calcext:value-type="float">
            <text:p>2918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time" office:time-value="PT44H44M31.999999951S" calcext:value-type="time">
            <text:p>44:44</text:p>
          </table:table-cell>
          <table:table-cell table:number-columns-repeated="9"/>
        </table:table-row>
        <table:table-row table:style-name="ro1">
          <table:table-cell table:style-name="ce15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501" calcext:value-type="float">
            <text:p>3501</text:p>
          </table:table-cell>
          <table:table-cell table:style-name="ce24" office:value-type="float" office:value="2" calcext:value-type="float">
            <text:p>2</text:p>
          </table:table-cell>
          <table:table-cell table:style-name="ce28" office:value-type="time" office:time-value="PT05H58M26.000000029S" calcext:value-type="time">
            <text:p>05:58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Jorge Orellana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1" calcext:value-type="float">
            <text:p>31</text:p>
          </table:table-cell>
          <table:table-cell table:style-name="ce24" office:value-type="float" office:value="2" calcext:value-type="float">
            <text:p>2</text:p>
          </table:table-cell>
          <table:table-cell table:style-name="ce28" office:value-type="time" office:time-value="PT02H14M57.999999532S" calcext:value-type="time">
            <text:p>02:14</text:p>
          </table:table-cell>
          <table:table-cell table:number-columns-repeated="9"/>
        </table:table-row>
        <table:table-row table:style-name="ro1">
          <table:table-cell table:style-name="ce15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384" calcext:value-type="float">
            <text:p>3384</text:p>
          </table:table-cell>
          <table:table-cell table:style-name="ce24" office:value-type="float" office:value="2" calcext:value-type="float">
            <text:p>2</text:p>
          </table:table-cell>
          <table:table-cell table:style-name="ce28" office:value-type="time" office:time-value="PT20H54M09.999999907S" calcext:value-type="time">
            <text:p>20:54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Nicolas Lobos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8" calcext:value-type="float">
            <text:p>28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time" office:time-value="PT07H13M43.000000441S" calcext:value-type="time">
            <text:p>07:13</text:p>
          </table:table-cell>
          <table:table-cell table:number-columns-repeated="9"/>
        </table:table-row>
        <table:table-row table:style-name="ro1">
          <table:table-cell table:style-name="ce14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018" calcext:value-type="float">
            <text:p>3018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time" office:time-value="PT59H52M29.000000185S" calcext:value-type="time">
            <text:p>59:52</text:p>
          </table:table-cell>
          <table:table-cell table:number-columns-repeated="9"/>
        </table:table-row>
        <table:table-row table:style-name="ro1">
          <table:table-cell table:style-name="ce14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692" calcext:value-type="float">
            <text:p>2692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time" office:time-value="PT12H43M59.000000199S" calcext:value-type="time">
            <text:p>12:43</text:p>
          </table:table-cell>
          <table:table-cell table:number-columns-repeated="9"/>
        </table:table-row>
        <table:table-row table:style-name="ro1">
          <table:table-cell table:style-name="ce14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091" calcext:value-type="float">
            <text:p>3091</text:p>
          </table:table-cell>
          <table:table-cell table:style-name="ce24" office:value-type="float" office:value="2" calcext:value-type="float">
            <text:p>2</text:p>
          </table:table-cell>
          <table:table-cell table:style-name="ce28" office:value-type="time" office:time-value="PT08H39M20.999999545S" calcext:value-type="time">
            <text:p>08:39</text:p>
          </table:table-cell>
          <table:table-cell table:number-columns-repeated="9"/>
        </table:table-row>
        <table:table-row table:style-name="ro1">
          <table:table-cell table:style-name="ce14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3486" calcext:value-type="float">
            <text:p>3486</text:p>
          </table:table-cell>
          <table:table-cell table:style-name="ce24" office:value-type="float" office:value="3" calcext:value-type="float">
            <text:p>3</text:p>
          </table:table-cell>
          <table:table-cell table:style-name="ce28" office:value-type="time" office:time-value="PT11H07M39.000000008S" calcext:value-type="time">
            <text:p>11:07</text:p>
          </table:table-cell>
          <table:table-cell table:number-columns-repeated="9"/>
        </table:table-row>
        <table:table-row table:style-name="ro1">
          <table:table-cell table:style-name="ce15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3459" calcext:value-type="float">
            <text:p>3459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time" office:time-value="PT03H40M20.000000554S" calcext:value-type="time">
            <text:p>03:40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>
            <text:p>(vacío)</text:p>
          </table:table-cell>
          <table:table-cell table:number-columns-repeated="2" table:style-name="ce20" office:value-type="string" calcext:value-type="string">
            <text:p>(vacío)</text:p>
          </table:table-cell>
          <table:table-cell table:style-name="ce25"/>
          <table:table-cell table:style-name="ce29"/>
          <table:table-cell table:number-columns-repeated="9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104855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rchivos En uso" table:style-name="ta1">
        <table:table-column table:style-name="co20" table:default-cell-style-name="ce31"/>
        <table:table-column table:style-name="co21" table:default-cell-style-name="ce31"/>
        <table:table-column table:style-name="co22" table:default-cell-style-name="ce35"/>
        <table:table-column table:style-name="co23" table:default-cell-style-name="ce35"/>
        <table:table-row table:style-name="ro1">
          <table:table-cell table:style-name="ce30" office:value-type="string" calcext:value-type="string">
            <text:p>Requerimiento</text:p>
          </table:table-cell>
          <table:table-cell table:style-name="ce30" office:value-type="string" calcext:value-type="string">
            <text:p>Nombre</text:p>
          </table:table-cell>
          <table:table-cell table:style-name="ce34" office:value-type="string" calcext:value-type="string">
            <text:p>Estado Requerimiento</text:p>
          </table:table-cell>
          <table:table-cell table:style-name="ce34" office:value-type="string" calcext:value-type="string">
            <text:p>Cantidad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table:style-name="ce32" office:value-type="string" calcext:value-type="string">
            <text:p>dte_compraex.jrxml</text:p>
          </table:table-cell>
          <table:table-cell office:value-type="string" calcext:value-type="string">
            <text:p>ASIGNADO</text:p>
          </table:table-cell>
          <table:table-cell table:formula="of:=VLOOKUP([.B2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table:style-name="ce32" office:value-type="string" calcext:value-type="string">
            <text:p>dte_compraexlc.jrxml </text:p>
          </table:table-cell>
          <table:table-cell office:value-type="string" calcext:value-type="string">
            <text:p>ASIGNADO</text:p>
          </table:table-cell>
          <table:table-cell table:formula="of:=VLOOKUP([.B3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table:style-name="ce32" office:value-type="string" calcext:value-type="string">
            <text:p>\form\maestros\producto\formularioproducto.php</text:p>
          </table:table-cell>
          <table:table-cell office:value-type="string" calcext:value-type="string">
            <text:p>ASIGNADO</text:p>
          </table:table-cell>
          <table:table-cell table:formula="of:=VLOOKUP([.B4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table:style-name="ce32" office:value-type="string" calcext:value-type="string">
            <text:p>\form\maestros\producto\nuevoproducto.php</text:p>
          </table:table-cell>
          <table:table-cell office:value-type="string" calcext:value-type="string">
            <text:p>ASIGNADO</text:p>
          </table:table-cell>
          <table:table-cell table:formula="of:=VLOOKUP([.B5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table:style-name="ce32" office:value-type="string" calcext:value-type="string">
            <text:p>\form\maestros\producto\command.php</text:p>
          </table:table-cell>
          <table:table-cell office:value-type="string" calcext:value-type="string">
            <text:p>ASIGNADO</text:p>
          </table:table-cell>
          <table:table-cell table:formula="of:=VLOOKUP([.B6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table:style-name="ce32" office:value-type="string" calcext:value-type="string">
            <text:p>\form\maestros\producto\gridcentrocosto.php</text:p>
          </table:table-cell>
          <table:table-cell office:value-type="string" calcext:value-type="string">
            <text:p>ASIGNADO</text:p>
          </table:table-cell>
          <table:table-cell table:formula="of:=VLOOKUP([.B7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table:style-name="ce32" office:value-type="string" calcext:value-type="string">
            <text:p>comercial.vw_ocimpreso</text:p>
          </table:table-cell>
          <table:table-cell office:value-type="string" calcext:value-type="string">
            <text:p>ASIGNADO</text:p>
          </table:table-cell>
          <table:table-cell table:formula="of:=VLOOKUP([.B8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table:style-name="ce32" office:value-type="string" calcext:value-type="string">
            <text:p>comercial.vw_otimpreso</text:p>
          </table:table-cell>
          <table:table-cell office:value-type="string" calcext:value-type="string">
            <text:p>ASIGNADO</text:p>
          </table:table-cell>
          <table:table-cell table:formula="of:=VLOOKUP([.B9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table:style-name="ce32" office:value-type="string" calcext:value-type="string">
            <text:p>comercial.fn_cotizaimpresos</text:p>
          </table:table-cell>
          <table:table-cell office:value-type="string" calcext:value-type="string">
            <text:p>ASIGNADO</text:p>
          </table:table-cell>
          <table:table-cell table:formula="of:=VLOOKUP([.B10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\form\contabilidad\libros2\impuestos.php</text:p>
          </table:table-cell>
          <table:table-cell office:value-type="string" calcext:value-type="string">
            <text:p>ASIGNADO</text:p>
          </table:table-cell>
          <table:table-cell table:formula="of:=VLOOKUP([.B11];['Tabla dinámica_Archivos En uso_1'.$AI$6:.$AJ$172];2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table:style-name="ce32" office:value-type="string" calcext:value-type="string">
            <text:p>\form\contabilidad\libros2\impuestodetalle.php</text:p>
          </table:table-cell>
          <table:table-cell office:value-type="string" calcext:value-type="string">
            <text:p>ASIGNADO</text:p>
          </table:table-cell>
          <table:table-cell table:formula="of:=VLOOKUP([.B12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table:style-name="ce32" office:value-type="string" calcext:value-type="string">
            <text:p>\form\contabilidad\libros2\guia.php</text:p>
          </table:table-cell>
          <table:table-cell office:value-type="string" calcext:value-type="string">
            <text:p>ASIGNADO</text:p>
          </table:table-cell>
          <table:table-cell table:formula="of:=VLOOKUP([.B13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table:style-name="ce32" office:value-type="string" calcext:value-type="string">
            <text:p>\form\contabilidad\libros2\excel.php</text:p>
          </table:table-cell>
          <table:table-cell office:value-type="string" calcext:value-type="string">
            <text:p>ASIGNADO</text:p>
          </table:table-cell>
          <table:table-cell table:formula="of:=VLOOKUP([.B14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table:style-name="ce32" office:value-type="string" calcext:value-type="string">
            <text:p>\form\maestros\clienteproveedor\controlador.js</text:p>
          </table:table-cell>
          <table:table-cell office:value-type="string" calcext:value-type="string">
            <text:p>ASIGNADO</text:p>
          </table:table-cell>
          <table:table-cell table:formula="of:=VLOOKUP([.B15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table:style-name="ce32" office:value-type="string" calcext:value-type="string">
            <text:p>\form\administrador\empresa\command.php</text:p>
          </table:table-cell>
          <table:table-cell office:value-type="string" calcext:value-type="string">
            <text:p>ASIGNADO</text:p>
          </table:table-cell>
          <table:table-cell table:formula="of:=VLOOKUP([.B16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table:style-name="ce32" office:value-type="string" calcext:value-type="string">
            <text:p>\form\maestros\producto\index.php</text:p>
          </table:table-cell>
          <table:table-cell office:value-type="string" calcext:value-type="string">
            <text:p>REV FUNCIONAL</text:p>
          </table:table-cell>
          <table:table-cell table:formula="of:=VLOOKUP([.B17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table:style-name="ce32" office:value-type="string" calcext:value-type="string">
            <text:p>\form\maestros\producto\excel.php</text:p>
          </table:table-cell>
          <table:table-cell office:value-type="string" calcext:value-type="string">
            <text:p>REV FUNCIONAL</text:p>
          </table:table-cell>
          <table:table-cell table:formula="of:=VLOOKUP([.B18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table:style-name="ce32" office:value-type="string" calcext:value-type="string">
            <text:p>\form\maestros\producto\controladorproducto.js</text:p>
          </table:table-cell>
          <table:table-cell office:value-type="string" calcext:value-type="string">
            <text:p>REV FUNCIONAL</text:p>
          </table:table-cell>
          <table:table-cell table:formula="of:=VLOOKUP([.B19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table:style-name="ce32" office:value-type="string" calcext:value-type="string">
            <text:p>\componente\sistema_adm\recurso_usuario\adm_recurso_usuario_mant.php</text:p>
          </table:table-cell>
          <table:table-cell office:value-type="string" calcext:value-type="string">
            <text:p>REV TECNICA</text:p>
          </table:table-cell>
          <table:table-cell table:formula="of:=VLOOKUP([.B20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table:style-name="ce32" office:value-type="string" calcext:value-type="string">
            <text:p>\componente\sistema_adm\recurso_usuario\class.js</text:p>
          </table:table-cell>
          <table:table-cell office:value-type="string" calcext:value-type="string">
            <text:p>REV TECNICA</text:p>
          </table:table-cell>
          <table:table-cell table:formula="of:=VLOOKUP([.B21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table:style-name="ce32" office:value-type="string" calcext:value-type="string">
            <text:p>\componente\sistema_adm\usuario\recurso_usuario.php</text:p>
          </table:table-cell>
          <table:table-cell office:value-type="string" calcext:value-type="string">
            <text:p>REV TECNICA</text:p>
          </table:table-cell>
          <table:table-cell table:formula="of:=VLOOKUP([.B22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string" calcext:value-type="string">
            <text:p>\componente\sistema_adm\usuario\seguridad_usuario.php</text:p>
          </table:table-cell>
          <table:table-cell office:value-type="string" calcext:value-type="string">
            <text:p>REV TECNICA</text:p>
          </table:table-cell>
          <table:table-cell table:formula="of:=VLOOKUP([.B23];['Tabla dinámica_Archivos En uso_1'.$AI$6:.$AJ$172];2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table:style-name="ce32" office:value-type="string" calcext:value-type="string">
            <text:p>\form\administrador\sucursal\adm_sucursal.php</text:p>
          </table:table-cell>
          <table:table-cell office:value-type="string" calcext:value-type="string">
            <text:p>REV TECNICA</text:p>
          </table:table-cell>
          <table:table-cell table:formula="of:=VLOOKUP([.B24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table:style-name="ce32" office:value-type="string" calcext:value-type="string">
            <text:p>\form\administrador\informes\adm_informe.php</text:p>
          </table:table-cell>
          <table:table-cell office:value-type="string" calcext:value-type="string">
            <text:p>REV TECNICA</text:p>
          </table:table-cell>
          <table:table-cell table:formula="of:=VLOOKUP([.B25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table:style-name="ce32" office:value-type="string" calcext:value-type="string">
            <text:p>\form\administrador\inicio\adm_inicio.php</text:p>
          </table:table-cell>
          <table:table-cell office:value-type="string" calcext:value-type="string">
            <text:p>REV TECNICA</text:p>
          </table:table-cell>
          <table:table-cell table:formula="of:=VLOOKUP([.B26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string" calcext:value-type="string">
            <text:p>\componente\sistema_adm\usuario\seguridad_usuario.php</text:p>
          </table:table-cell>
          <table:table-cell office:value-type="string" calcext:value-type="string">
            <text:p>REV TECNICA</text:p>
          </table:table-cell>
          <table:table-cell table:formula="of:=VLOOKUP([.B27];['Tabla dinámica_Archivos En uso_1'.$AI$6:.$AJ$172];2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table:style-name="ce32" office:value-type="string" calcext:value-type="string">
            <text:p>\componente\sistema_adm\recurso_usuario\adm_recurso_usuario.php</text:p>
          </table:table-cell>
          <table:table-cell office:value-type="string" calcext:value-type="string">
            <text:p>REV TECNICA</text:p>
          </table:table-cell>
          <table:table-cell table:formula="of:=VLOOKUP([.B28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table:style-name="ce32" office:value-type="string" calcext:value-type="string">
            <text:p>\form\existencias\server.php</text:p>
          </table:table-cell>
          <table:table-cell office:value-type="string" calcext:value-type="string">
            <text:p>REV TECNICA</text:p>
          </table:table-cell>
          <table:table-cell table:formula="of:=VLOOKUP([.B29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string" calcext:value-type="string">
            <text:p>\form\boleta\index.php</text:p>
          </table:table-cell>
          <table:table-cell office:value-type="string" calcext:value-type="string">
            <text:p>REV TECNICA</text:p>
          </table:table-cell>
          <table:table-cell table:formula="of:=VLOOKUP([.B30];['Tabla dinámica_Archivos En uso_1'.$AI$6:.$AJ$172];2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string" calcext:value-type="string">
            <text:p>\form\boleta\class.php</text:p>
          </table:table-cell>
          <table:table-cell office:value-type="string" calcext:value-type="string">
            <text:p>REV TECNICA</text:p>
          </table:table-cell>
          <table:table-cell table:formula="of:=VLOOKUP([.B31];['Tabla dinámica_Archivos En uso_1'.$AI$6:.$AJ$172];2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table:style-name="ce32" office:value-type="string" calcext:value-type="string">
            <text:p>\form\boleta\command.php</text:p>
          </table:table-cell>
          <table:table-cell office:value-type="string" calcext:value-type="string">
            <text:p>REV TECNICA</text:p>
          </table:table-cell>
          <table:table-cell table:formula="of:=VLOOKUP([.B32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table:style-name="ce32" office:value-type="string" calcext:value-type="string">
            <text:p>\form\boletaunica\indexitor.php</text:p>
          </table:table-cell>
          <table:table-cell office:value-type="string" calcext:value-type="string">
            <text:p>REV TECNICA</text:p>
          </table:table-cell>
          <table:table-cell table:formula="of:=VLOOKUP([.B33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string" calcext:value-type="string">
            <text:p>\form\boletaunica\class.php </text:p>
          </table:table-cell>
          <table:table-cell office:value-type="string" calcext:value-type="string">
            <text:p>REV TECNICA</text:p>
          </table:table-cell>
          <table:table-cell table:formula="of:=VLOOKUP([.B34];['Tabla dinámica_Archivos En uso_1'.$AI$6:.$AJ$172];2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table:style-name="ce32" office:value-type="string" calcext:value-type="string">
            <text:p>\form\boletaunica\command.php</text:p>
          </table:table-cell>
          <table:table-cell office:value-type="string" calcext:value-type="string">
            <text:p>REV TECNICA</text:p>
          </table:table-cell>
          <table:table-cell table:formula="of:=VLOOKUP([.B35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table:style-name="ce32" office:value-type="string" calcext:value-type="string">
            <text:p>\form\remuneraciones\pgenerales\index.php</text:p>
          </table:table-cell>
          <table:table-cell office:value-type="string" calcext:value-type="string">
            <text:p>REV TECNICA</text:p>
          </table:table-cell>
          <table:table-cell table:formula="of:=VLOOKUP([.B36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table:style-name="ce32" office:value-type="string" calcext:value-type="string">
            <text:p>\form\remuneraciones\pgenerales\controlador.js</text:p>
          </table:table-cell>
          <table:table-cell office:value-type="string" calcext:value-type="string">
            <text:p>REV TECNICA</text:p>
          </table:table-cell>
          <table:table-cell table:formula="of:=VLOOKUP([.B37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table:style-name="ce32" office:value-type="string" calcext:value-type="string">
            <text:p>\form\remuneraciones\previred_plano.php</text:p>
          </table:table-cell>
          <table:table-cell office:value-type="string" calcext:value-type="string">
            <text:p>REV TECNICA</text:p>
          </table:table-cell>
          <table:table-cell table:formula="of:=VLOOKUP([.B38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\form\contabilidad\libros2\impuestos.php</text:p>
          </table:table-cell>
          <table:table-cell office:value-type="string" calcext:value-type="string">
            <text:p>REV TECNICA</text:p>
          </table:table-cell>
          <table:table-cell table:formula="of:=VLOOKUP([.B39];['Tabla dinámica_Archivos En uso_1'.$AI$6:.$AJ$172];2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\form\contabilidad\libros2\venta.php</text:p>
          </table:table-cell>
          <table:table-cell office:value-type="string" calcext:value-type="string">
            <text:p>REV TECNICA</text:p>
          </table:table-cell>
          <table:table-cell table:formula="of:=VLOOKUP([.B40];['Tabla dinámica_Archivos En uso_1'.$AI$6:.$AJ$172];2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table:style-name="ce32" office:value-type="string" calcext:value-type="string">
            <text:p>\form\contabilidad\libros2\compra.php</text:p>
          </table:table-cell>
          <table:table-cell office:value-type="string" calcext:value-type="string">
            <text:p>REV TECNICA</text:p>
          </table:table-cell>
          <table:table-cell table:formula="of:=VLOOKUP([.B41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table:style-name="ce32" office:value-type="string" calcext:value-type="string">
            <text:p>\form\contabilidad\comprobantes\command.php</text:p>
          </table:table-cell>
          <table:table-cell office:value-type="string" calcext:value-type="string">
            <text:p>REV TECNICA</text:p>
          </table:table-cell>
          <table:table-cell table:formula="of:=VLOOKUP([.B42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string" calcext:value-type="string">
            <text:p>\form\maestros\personal\infgeneral.php</text:p>
          </table:table-cell>
          <table:table-cell office:value-type="string" calcext:value-type="string">
            <text:p>REV TECNICA</text:p>
          </table:table-cell>
          <table:table-cell table:formula="of:=VLOOKUP([.B43];['Tabla dinámica_Archivos En uso_1'.$AI$6:.$AJ$172];2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table:style-name="ce32" office:value-type="string" calcext:value-type="string">
            <text:p>\form\maestros\personal\grid\grid_centro_costo1.php</text:p>
          </table:table-cell>
          <table:table-cell office:value-type="string" calcext:value-type="string">
            <text:p>REV TECNICA</text:p>
          </table:table-cell>
          <table:table-cell table:formula="of:=VLOOKUP([.B44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table:style-name="ce32" office:value-type="string" calcext:value-type="string">
            <text:p>\form\maestros\personal\index.php</text:p>
          </table:table-cell>
          <table:table-cell office:value-type="string" calcext:value-type="string">
            <text:p>REV TECNICA</text:p>
          </table:table-cell>
          <table:table-cell table:formula="of:=VLOOKUP([.B45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table:style-name="ce32" office:value-type="string" calcext:value-type="string">
            <text:p>js\util.js</text:p>
          </table:table-cell>
          <table:table-cell office:value-type="string" calcext:value-type="string">
            <text:p>REV TECNICA</text:p>
          </table:table-cell>
          <table:table-cell table:formula="of:=VLOOKUP([.B46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\form\boleta\index.php</text:p>
          </table:table-cell>
          <table:table-cell office:value-type="string" calcext:value-type="string">
            <text:p>REV TECNICA</text:p>
          </table:table-cell>
          <table:table-cell table:formula="of:=VLOOKUP([.B47];['Tabla dinámica_Archivos En uso_1'.$AI$6:.$AJ$172];2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table:style-name="ce33" office:value-type="string" calcext:value-type="string">
            <text:p>\form\boleta\class.php </text:p>
          </table:table-cell>
          <table:table-cell office:value-type="string" calcext:value-type="string">
            <text:p>REV TECNICA</text:p>
          </table:table-cell>
          <table:table-cell table:formula="of:=VLOOKUP([.B48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table:style-name="ce32" office:value-type="string" calcext:value-type="string">
            <text:p>\form\boletaunica\index.php</text:p>
          </table:table-cell>
          <table:table-cell office:value-type="string" calcext:value-type="string">
            <text:p>REV TECNICA</text:p>
          </table:table-cell>
          <table:table-cell table:formula="of:=VLOOKUP([.B49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\form\boletaunica\class.php </text:p>
          </table:table-cell>
          <table:table-cell office:value-type="string" calcext:value-type="string">
            <text:p>REV TECNICA</text:p>
          </table:table-cell>
          <table:table-cell table:formula="of:=VLOOKUP([.B50];['Tabla dinámica_Archivos En uso_1'.$AI$6:.$AJ$172];2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\componente\buscadores\producto\class.js</text:p>
          </table:table-cell>
          <table:table-cell office:value-type="string" calcext:value-type="string">
            <text:p>REV TECNICA</text:p>
          </table:table-cell>
          <table:table-cell table:formula="of:=VLOOKUP([.B51];['Tabla dinámica_Archivos En uso_1'.$AI$6:.$AJ$172];2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table:style-name="ce32" office:value-type="string" calcext:value-type="string">
            <text:p>\componente\buscadores\producto\command.php</text:p>
          </table:table-cell>
          <table:table-cell office:value-type="string" calcext:value-type="string">
            <text:p>REV TECNICA</text:p>
          </table:table-cell>
          <table:table-cell table:formula="of:=VLOOKUP([.B52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table:style-name="ce32" office:value-type="string" calcext:value-type="string">
            <text:p>\form\administrador\folio\xmlCAF.php</text:p>
          </table:table-cell>
          <table:table-cell office:value-type="string" calcext:value-type="string">
            <text:p>REV TECNICA</text:p>
          </table:table-cell>
          <table:table-cell table:formula="of:=VLOOKUP([.B53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table:style-name="ce32" office:value-type="string" calcext:value-type="string">
            <text:p>\form\administrador\folio\server.php</text:p>
          </table:table-cell>
          <table:table-cell office:value-type="string" calcext:value-type="string">
            <text:p>REV TECNICA</text:p>
          </table:table-cell>
          <table:table-cell table:formula="of:=VLOOKUP([.B54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table:style-name="ce32" office:value-type="string" calcext:value-type="string">
            <text:p>\administrador\folio\grdAutorizacion.inc</text:p>
          </table:table-cell>
          <table:table-cell office:value-type="string" calcext:value-type="string">
            <text:p>REV TECNICA</text:p>
          </table:table-cell>
          <table:table-cell table:formula="of:=VLOOKUP([.B55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table:style-name="ce32" office:value-type="string" calcext:value-type="string">
            <text:p>\form\contabilidad\comprobantes\index.php</text:p>
          </table:table-cell>
          <table:table-cell office:value-type="string" calcext:value-type="string">
            <text:p>REV TECNICA</text:p>
          </table:table-cell>
          <table:table-cell table:formula="of:=VLOOKUP([.B56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table:style-name="ce32" office:value-type="string" calcext:value-type="string">
            <text:p>\form\contabilidad\comprobantes\comprobante.js</text:p>
          </table:table-cell>
          <table:table-cell office:value-type="string" calcext:value-type="string">
            <text:p>REV TECNICA</text:p>
          </table:table-cell>
          <table:table-cell table:formula="of:=VLOOKUP([.B57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string" calcext:value-type="string">
            <text:p>\form\maestros\personal\infgeneral.php</text:p>
          </table:table-cell>
          <table:table-cell office:value-type="string" calcext:value-type="string">
            <text:p>REV TECNICA</text:p>
          </table:table-cell>
          <table:table-cell table:formula="of:=VLOOKUP([.B58];['Tabla dinámica_Archivos En uso_1'.$AI$6:.$AJ$172];2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table:style-name="ce32" office:value-type="string" calcext:value-type="string">
            <text:p>\form\maestros\personal\personal.js</text:p>
          </table:table-cell>
          <table:table-cell office:value-type="string" calcext:value-type="string">
            <text:p>REV TECNICA</text:p>
          </table:table-cell>
          <table:table-cell table:formula="of:=VLOOKUP([.B59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table:style-name="ce32" office:value-type="string" calcext:value-type="string">
            <text:p>\form\mensajes\ot\form_conformidad.php</text:p>
          </table:table-cell>
          <table:table-cell office:value-type="string" calcext:value-type="string">
            <text:p>REV TECNICA</text:p>
          </table:table-cell>
          <table:table-cell table:formula="of:=VLOOKUP([.B60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table:style-name="ce32" office:value-type="string" calcext:value-type="string">
            <text:p>\form\mensajes\ot\funciones.js</text:p>
          </table:table-cell>
          <table:table-cell office:value-type="string" calcext:value-type="string">
            <text:p>REV TECNICA</text:p>
          </table:table-cell>
          <table:table-cell table:formula="of:=VLOOKUP([.B61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table:style-name="ce32" office:value-type="string" calcext:value-type="string">
            <text:p>\fedev5\form\mensajes\ot\cmd.php</text:p>
          </table:table-cell>
          <table:table-cell office:value-type="string" calcext:value-type="string">
            <text:p>REV TECNICA</text:p>
          </table:table-cell>
          <table:table-cell table:formula="of:=VLOOKUP([.B62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table:style-name="ce32" office:value-type="string" calcext:value-type="string">
            <text:p>\form\ventaliqf\index.php</text:p>
          </table:table-cell>
          <table:table-cell office:value-type="string" calcext:value-type="string">
            <text:p>REV TECNICA</text:p>
          </table:table-cell>
          <table:table-cell table:formula="of:=VLOOKUP([.B63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table:style-name="ce32" office:value-type="string" calcext:value-type="string">
            <text:p>\ventaliqf\index_comisiones.php</text:p>
          </table:table-cell>
          <table:table-cell office:value-type="string" calcext:value-type="string">
            <text:p>REV TECNICA</text:p>
          </table:table-cell>
          <table:table-cell table:formula="of:=VLOOKUP([.B64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\form\ventaliqf\class.php</text:p>
          </table:table-cell>
          <table:table-cell office:value-type="string" calcext:value-type="string">
            <text:p>REV TECNICA</text:p>
          </table:table-cell>
          <table:table-cell table:formula="of:=VLOOKUP([.B65];['Tabla dinámica_Archivos En uso_1'.$AI$6:.$AJ$172];2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table:style-name="ce32" office:value-type="string" calcext:value-type="string">
            <text:p>\form\ventaliqf\command.php</text:p>
          </table:table-cell>
          <table:table-cell office:value-type="string" calcext:value-type="string">
            <text:p>REV TECNICA</text:p>
          </table:table-cell>
          <table:table-cell table:formula="of:=VLOOKUP([.B66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\form\contabilidad\libros2\venta.php</text:p>
          </table:table-cell>
          <table:table-cell office:value-type="string" calcext:value-type="string">
            <text:p>REV TECNICA</text:p>
          </table:table-cell>
          <table:table-cell table:formula="of:=VLOOKUP([.B67];['Tabla dinámica_Archivos En uso_1'.$AI$6:.$AJ$172];2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table:style-name="ce32" office:value-type="string" calcext:value-type="string">
            <text:p>\form\contabilidad\libros2\class.php</text:p>
          </table:table-cell>
          <table:table-cell office:value-type="string" calcext:value-type="string">
            <text:p>REV TECNICA</text:p>
          </table:table-cell>
          <table:table-cell table:formula="of:=VLOOKUP([.B68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table:style-name="ce32" office:value-type="string" calcext:value-type="string">
            <text:p>\form\contabilidad\libros2\index.php</text:p>
          </table:table-cell>
          <table:table-cell office:value-type="string" calcext:value-type="string">
            <text:p>REV TECNICA</text:p>
          </table:table-cell>
          <table:table-cell table:formula="of:=VLOOKUP([.B69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table:style-name="ce32" office:value-type="string" calcext:value-type="string">
            <text:p>\form\contabilidad\libros2\command.php</text:p>
          </table:table-cell>
          <table:table-cell office:value-type="string" calcext:value-type="string">
            <text:p>REV TECNICA</text:p>
          </table:table-cell>
          <table:table-cell table:formula="of:=VLOOKUP([.B70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2" office:value-type="string" calcext:value-type="string">
            <text:p>\DEVfacturacion\include\index.php</text:p>
          </table:table-cell>
          <table:table-cell office:value-type="string" calcext:value-type="string">
            <text:p>REV TECNICA</text:p>
          </table:table-cell>
          <table:table-cell table:formula="of:=VLOOKUP([.B71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2" office:value-type="string" calcext:value-type="string">
            <text:p>\DEVfacturacion\index.php</text:p>
          </table:table-cell>
          <table:table-cell office:value-type="string" calcext:value-type="string">
            <text:p>REV TECNICA</text:p>
          </table:table-cell>
          <table:table-cell table:formula="of:=VLOOKUP([.B72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\DEVfacturacion\_css\layout_new.css</text:p>
          </table:table-cell>
          <table:table-cell office:value-type="string" calcext:value-type="string">
            <text:p>REV TECNICA</text:p>
          </table:table-cell>
          <table:table-cell table:formula="of:=VLOOKUP([.B73];['Tabla dinámica_Archivos En uso_1'.$AI$6:.$AJ$172];2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2" office:value-type="string" calcext:value-type="string">
            <text:p>\DEVfacturacion\_css\Nuevo.css</text:p>
          </table:table-cell>
          <table:table-cell office:value-type="string" calcext:value-type="string">
            <text:p>REV TECNICA</text:p>
          </table:table-cell>
          <table:table-cell table:formula="of:=VLOOKUP([.B74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2" office:value-type="string" calcext:value-type="string">
            <text:p>\DEVfacturacion\contactenos.php</text:p>
          </table:table-cell>
          <table:table-cell office:value-type="string" calcext:value-type="string">
            <text:p>REV TECNICA</text:p>
          </table:table-cell>
          <table:table-cell table:formula="of:=VLOOKUP([.B75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table:style-name="ce32" office:value-type="string" calcext:value-type="string">
            <text:p>\form\notadebitoexpo\command.php</text:p>
          </table:table-cell>
          <table:table-cell office:value-type="string" calcext:value-type="string">
            <text:p>TERMINADO</text:p>
          </table:table-cell>
          <table:table-cell table:formula="of:=VLOOKUP([.B76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table:style-name="ce32" office:value-type="string" calcext:value-type="string">
            <text:p>\form\notadebitoexpo\referencia\documento_referencia.php</text:p>
          </table:table-cell>
          <table:table-cell office:value-type="string" calcext:value-type="string">
            <text:p>TERMINADO</text:p>
          </table:table-cell>
          <table:table-cell table:formula="of:=VLOOKUP([.B77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table:style-name="ce32" office:value-type="string" calcext:value-type="string">
            <text:p>\form\notadebitoexpo\referencia\grid_referencias.php</text:p>
          </table:table-cell>
          <table:table-cell office:value-type="string" calcext:value-type="string">
            <text:p>TERMINADO</text:p>
          </table:table-cell>
          <table:table-cell table:formula="of:=VLOOKUP([.B78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table:style-name="ce32" office:value-type="string" calcext:value-type="string">
            <text:p>\form\notadebitoexpo\index.php</text:p>
          </table:table-cell>
          <table:table-cell office:value-type="string" calcext:value-type="string">
            <text:p>TERMINADO</text:p>
          </table:table-cell>
          <table:table-cell table:formula="of:=VLOOKUP([.B79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\form\notadebitoexpo\class.php</text:p>
          </table:table-cell>
          <table:table-cell office:value-type="string" calcext:value-type="string">
            <text:p>TERMINADO</text:p>
          </table:table-cell>
          <table:table-cell table:formula="of:=VLOOKUP([.B80];['Tabla dinámica_Archivos En uso_1'.$AI$6:.$AJ$172];2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table:style-name="ce32" office:value-type="string" calcext:value-type="string">
            <text:p>\form\notacreditoexpo\command.php</text:p>
          </table:table-cell>
          <table:table-cell office:value-type="string" calcext:value-type="string">
            <text:p>TERMINADO</text:p>
          </table:table-cell>
          <table:table-cell table:formula="of:=VLOOKUP([.B81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table:style-name="ce32" office:value-type="string" calcext:value-type="string">
            <text:p>\form\notacreditoexpo\referencia\documento_referencia.php</text:p>
          </table:table-cell>
          <table:table-cell office:value-type="string" calcext:value-type="string">
            <text:p>TERMINADO</text:p>
          </table:table-cell>
          <table:table-cell table:formula="of:=VLOOKUP([.B82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table:style-name="ce32" office:value-type="string" calcext:value-type="string">
            <text:p>\form\notacreditoexpo\referencia\grid_referencias.php</text:p>
          </table:table-cell>
          <table:table-cell office:value-type="string" calcext:value-type="string">
            <text:p>TERMINADO</text:p>
          </table:table-cell>
          <table:table-cell table:formula="of:=VLOOKUP([.B83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table:style-name="ce32" office:value-type="string" calcext:value-type="string">
            <text:p>\form\notacreditoexpo\index.php</text:p>
          </table:table-cell>
          <table:table-cell office:value-type="string" calcext:value-type="string">
            <text:p>TERMINADO</text:p>
          </table:table-cell>
          <table:table-cell table:formula="of:=VLOOKUP([.B84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\form\notacreditoexpo\class.php</text:p>
          </table:table-cell>
          <table:table-cell office:value-type="string" calcext:value-type="string">
            <text:p>TERMINADO</text:p>
          </table:table-cell>
          <table:table-cell table:formula="of:=VLOOKUP([.B85];['Tabla dinámica_Archivos En uso_1'.$AI$6:.$AJ$172];2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\form\venta\venta.php</text:p>
          </table:table-cell>
          <table:table-cell office:value-type="string" calcext:value-type="string">
            <text:p>TERMINADO</text:p>
          </table:table-cell>
          <table:table-cell table:formula="of:=VLOOKUP([.B86];['Tabla dinámica_Archivos En uso_1'.$AI$6:.$AJ$172];2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table:style-name="ce32" office:value-type="string" calcext:value-type="string">
            <text:p>\form\venta\grid\grid_movimiento_ingreso.php</text:p>
          </table:table-cell>
          <table:table-cell office:value-type="string" calcext:value-type="string">
            <text:p>TERMINADO</text:p>
          </table:table-cell>
          <table:table-cell table:formula="of:=VLOOKUP([.B87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table:style-name="ce32" office:value-type="string" calcext:value-type="string">
            <text:p>\form\venta\referencia\documento_referencia.php</text:p>
          </table:table-cell>
          <table:table-cell office:value-type="string" calcext:value-type="string">
            <text:p>TERMINADO</text:p>
          </table:table-cell>
          <table:table-cell table:formula="of:=VLOOKUP([.B88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table:style-name="ce32" office:value-type="string" calcext:value-type="string">
            <text:p>\form\venta\referencia\grid_referencias.php</text:p>
          </table:table-cell>
          <table:table-cell office:value-type="string" calcext:value-type="string">
            <text:p>TERMINADO</text:p>
          </table:table-cell>
          <table:table-cell table:formula="of:=VLOOKUP([.B89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table:style-name="ce32" office:value-type="string" calcext:value-type="string">
            <text:p>\form\venta\funciones.php</text:p>
          </table:table-cell>
          <table:table-cell office:value-type="string" calcext:value-type="string">
            <text:p>TERMINADO</text:p>
          </table:table-cell>
          <table:table-cell table:formula="of:=VLOOKUP([.B90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table:style-name="ce32" office:value-type="string" calcext:value-type="string">
            <text:p>\include\function\funciones.php</text:p>
          </table:table-cell>
          <table:table-cell office:value-type="string" calcext:value-type="string">
            <text:p>TERMINADO</text:p>
          </table:table-cell>
          <table:table-cell table:formula="of:=VLOOKUP([.B91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\componente\buscadores\producto\class.js</text:p>
          </table:table-cell>
          <table:table-cell office:value-type="string" calcext:value-type="string">
            <text:p>TERMINADO</text:p>
          </table:table-cell>
          <table:table-cell table:formula="of:=VLOOKUP([.B92];['Tabla dinámica_Archivos En uso_1'.$AI$6:.$AJ$172];2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table:style-name="ce32" office:value-type="string" calcext:value-type="string">
            <text:p>\componente\buscadores\boleta\class.js</text:p>
          </table:table-cell>
          <table:table-cell office:value-type="string" calcext:value-type="string">
            <text:p>TERMINADO</text:p>
          </table:table-cell>
          <table:table-cell table:formula="of:=VLOOKUP([.B93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\form\boleta\class.php</text:p>
          </table:table-cell>
          <table:table-cell office:value-type="string" calcext:value-type="string">
            <text:p>TERMINADO</text:p>
          </table:table-cell>
          <table:table-cell table:formula="of:=VLOOKUP([.B94];['Tabla dinámica_Archivos En uso_1'.$AI$6:.$AJ$172];2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table:style-name="ce32" office:value-type="string" calcext:value-type="string">
            <text:p>\form\compra\emision\class.js</text:p>
          </table:table-cell>
          <table:table-cell office:value-type="string" calcext:value-type="string">
            <text:p>TERMINADO</text:p>
          </table:table-cell>
          <table:table-cell table:formula="of:=VLOOKUP([.B95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table:style-name="ce32" office:value-type="string" calcext:value-type="string">
            <text:p>\form\compra\class.js</text:p>
          </table:table-cell>
          <table:table-cell office:value-type="string" calcext:value-type="string">
            <text:p>TERMINADO</text:p>
          </table:table-cell>
          <table:table-cell table:formula="of:=VLOOKUP([.B96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table:style-name="ce32" office:value-type="string" calcext:value-type="string">
            <text:p>\form\ventaexpo\class.php</text:p>
          </table:table-cell>
          <table:table-cell office:value-type="string" calcext:value-type="string">
            <text:p>TERMINADO</text:p>
          </table:table-cell>
          <table:table-cell table:formula="of:=VLOOKUP([.B97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\form\ventaliqf\class.php</text:p>
          </table:table-cell>
          <table:table-cell office:value-type="string" calcext:value-type="string">
            <text:p>TERMINADO</text:p>
          </table:table-cell>
          <table:table-cell table:formula="of:=VLOOKUP([.B98];['Tabla dinámica_Archivos En uso_1'.$AI$6:.$AJ$172];2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\form\venta\venta.php</text:p>
          </table:table-cell>
          <table:table-cell office:value-type="string" calcext:value-type="string">
            <text:p>TERMINADO</text:p>
          </table:table-cell>
          <table:table-cell table:formula="of:=VLOOKUP([.B99];['Tabla dinámica_Archivos En uso_1'.$AI$6:.$AJ$172];2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table:style-name="ce32" office:value-type="string" calcext:value-type="string">
            <text:p>\form\venta\liquidacion_factura\venta.php</text:p>
          </table:table-cell>
          <table:table-cell office:value-type="string" calcext:value-type="string">
            <text:p>TERMINADO</text:p>
          </table:table-cell>
          <table:table-cell table:formula="of:=VLOOKUP([.B100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\form\notacreditoexpo\class.php</text:p>
          </table:table-cell>
          <table:table-cell office:value-type="string" calcext:value-type="string">
            <text:p>TERMINADO</text:p>
          </table:table-cell>
          <table:table-cell table:formula="of:=VLOOKUP([.B101];['Tabla dinámica_Archivos En uso_1'.$AI$6:.$AJ$172];2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\form\notadebitoexpo\class.php</text:p>
          </table:table-cell>
          <table:table-cell office:value-type="string" calcext:value-type="string">
            <text:p>TERMINADO</text:p>
          </table:table-cell>
          <table:table-cell table:formula="of:=VLOOKUP([.B102];['Tabla dinámica_Archivos En uso_1'.$AI$6:.$AJ$172];2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table:style-name="ce32" office:value-type="string" calcext:value-type="string">
            <text:p>\componente\buscadores\clienteproveedor\buscarsii.php</text:p>
          </table:table-cell>
          <table:table-cell office:value-type="string" calcext:value-type="string">
            <text:p>TERMINADO</text:p>
          </table:table-cell>
          <table:table-cell table:formula="of:=VLOOKUP([.B103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table:style-name="ce32" office:value-type="string" calcext:value-type="string">
            <text:p>\componente\buscadores\clienteproveedor\class.js</text:p>
          </table:table-cell>
          <table:table-cell office:value-type="string" calcext:value-type="string">
            <text:p>TERMINADO</text:p>
          </table:table-cell>
          <table:table-cell table:formula="of:=VLOOKUP([.B104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string" calcext:value-type="string">
            <text:p>\form\contabilidad\libros2\venta.php</text:p>
          </table:table-cell>
          <table:table-cell office:value-type="string" calcext:value-type="string">
            <text:p>TERMINADO</text:p>
          </table:table-cell>
          <table:table-cell table:formula="of:=VLOOKUP([.B105];['Tabla dinámica_Archivos En uso_1'.$AI$6:.$AJ$172];2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2" office:value-type="string" calcext:value-type="string">
            <text:p>\DEVfacturacion\include\contenedor1.php</text:p>
          </table:table-cell>
          <table:table-cell office:value-type="string" calcext:value-type="string">
            <text:p>TERMINADO</text:p>
          </table:table-cell>
          <table:table-cell table:formula="of:=VLOOKUP([.B106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\DEVfacturacion\_css\layout_new.css</text:p>
          </table:table-cell>
          <table:table-cell office:value-type="string" calcext:value-type="string">
            <text:p>TERMINADO</text:p>
          </table:table-cell>
          <table:table-cell table:formula="of:=VLOOKUP([.B107];['Tabla dinámica_Archivos En uso_1'.$AI$6:.$AJ$172];2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table:style-name="ce32" office:value-type="string" calcext:value-type="string">
            <text:p>\form\administrador\folio\controlador.js</text:p>
          </table:table-cell>
          <table:table-cell office:value-type="string" calcext:value-type="string">
            <text:p>PRUEBAS TECNICAS</text:p>
          </table:table-cell>
          <table:table-cell table:formula="of:=VLOOKUP([.B108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table:style-name="ce32" office:value-type="string" calcext:value-type="string">
            <text:p>\form\administrador\folio\index.php</text:p>
          </table:table-cell>
          <table:table-cell office:value-type="string" calcext:value-type="string">
            <text:p>PRUEBAS TECNICAS</text:p>
          </table:table-cell>
          <table:table-cell table:formula="of:=VLOOKUP([.B109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table:style-name="ce32" office:value-type="string" calcext:value-type="string">
            <text:p>\form\contabilidad\libros2\tributaria.php</text:p>
          </table:table-cell>
          <table:table-cell office:value-type="string" calcext:value-type="string">
            <text:p>PRUEBAS TECNICAS</text:p>
          </table:table-cell>
          <table:table-cell table:formula="of:=VLOOKUP([.B110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table:style-name="ce32" office:value-type="string" calcext:value-type="string">
            <text:p>\fedev5\form\venta\venta.php</text:p>
          </table:table-cell>
          <table:table-cell office:value-type="string" calcext:value-type="string">
            <text:p>PRUEBAS TECNICAS</text:p>
          </table:table-cell>
          <table:table-cell table:formula="of:=VLOOKUP([.B111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table:style-name="ce32" office:value-type="string" calcext:value-type="string">
            <text:p>\fedev5\form\venta\referencia\documento_referencia.php</text:p>
          </table:table-cell>
          <table:table-cell office:value-type="string" calcext:value-type="string">
            <text:p>PRUEBAS TECNICAS</text:p>
          </table:table-cell>
          <table:table-cell table:formula="of:=VLOOKUP([.B112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table:style-name="ce32" office:value-type="string" calcext:value-type="string">
            <text:p>\fedev5\form\venta\command.php</text:p>
          </table:table-cell>
          <table:table-cell office:value-type="string" calcext:value-type="string">
            <text:p>PRUEBAS TECNICAS</text:p>
          </table:table-cell>
          <table:table-cell table:formula="of:=VLOOKUP([.B113];['Tabla dinámica_Archivos En uso_1'.$AI$6:.$AJ$172];2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table:style-name="ce32" office:value-type="string" calcext:value-type="string">
            <text:p>\fedev5\form\existencias\iu.js</text:p>
          </table:table-cell>
          <table:table-cell office:value-type="string" calcext:value-type="string">
            <text:p>PRUEBAS TECNICAS</text:p>
          </table:table-cell>
          <table:table-cell table:formula="of:=VLOOKUP([.B114];['Tabla dinámica_Archivos En uso_1'.$AI$6:.$AJ$172];2;1)" office:value-type="float" office:value="1" calcext:value-type="float">
            <text:p>1</text:p>
          </table:table-cell>
        </table:table-row>
        <table:table-row table:style-name="ro1" table:number-rows-repeated="104846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bla dinámica_Archivos En uso_1" table:style-name="ta1">
        <table:table-column table:style-name="co24" table:default-cell-style-name="Default"/>
        <table:table-column table:style-name="co25" table:visibility="collapse" table:default-cell-style-name="Default"/>
        <table:table-column table:style-name="co13" table:visibility="collapse" table:number-columns-repeated="2" table:default-cell-style-name="Default"/>
        <table:table-column table:style-name="co26" table:visibility="collapse" table:default-cell-style-name="Default"/>
        <table:table-column table:style-name="co27" table:visibility="collapse" table:default-cell-style-name="Default"/>
        <table:table-column table:style-name="co13" table:visibility="collapse" table:number-columns-repeated="24" table:default-cell-style-name="Default"/>
        <table:table-column table:style-name="co28" table:visibility="collapse" table:default-cell-style-name="Default"/>
        <table:table-column table:style-name="co13" table:number-columns-repeated="3" table:default-cell-style-name="Default"/>
        <table:table-column table:style-name="co24" table:default-cell-style-name="Default"/>
        <table:table-column table:style-name="co29" table:default-cell-style-name="ce1"/>
        <table:table-row table:style-name="ro1">
          <table:table-cell office:value-type="string" calcext:value-type="string">
            <text:p>Filtrar</text:p>
          </table:table-cell>
          <table:table-cell table:number-columns-repeated="35"/>
        </table:table-row>
        <table:table-row table:style-name="ro1">
          <table:table-cell table:style-name="Campo_20_de_20_la_20_tabla_20_dinámica" office:value-type="string" calcext:value-type="string">
            <text:p>Estado Requerimiento</text:p>
          </table:table-cell>
          <table:table-cell table:style-name="ce38" office:value-type="string" calcext:value-type="string">
            <text:p>- todo -</text:p>
          </table:table-cell>
          <table:table-cell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 table:style-name="ce36" office:value-type="string" calcext:value-type="string">
            <text:p>Cantidad - Nombre</text:p>
          </table:table-cell>
          <table:table-cell table:style-name="ce22" office:value-type="string" calcext:value-type="string">
            <text:p>Datos</text:p>
          </table:table-cell>
          <table:table-cell table:style-name="ce44" table:number-columns-repeated="29"/>
          <table:table-cell table:style-name="ce26"/>
          <table:table-cell table:number-columns-repeated="4"/>
        </table:table-row>
        <table:table-row table:style-name="ro1">
          <table:table-cell table:style-name="ce12" office:value-type="string" calcext:value-type="string">
            <text:p>Nombre</text:p>
          </table:table-cell>
          <table:table-cell table:style-name="ce23" office:value-type="float" office:value="16" calcext:value-type="float">
            <text:p>16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2047" calcext:value-type="float">
            <text:p>2047</text:p>
          </table:table-cell>
          <table:table-cell table:style-name="ce45" office:value-type="float" office:value="2314" calcext:value-type="float">
            <text:p>2314</text:p>
          </table:table-cell>
          <table:table-cell table:style-name="ce45" office:value-type="float" office:value="2469" calcext:value-type="float">
            <text:p>2469</text:p>
          </table:table-cell>
          <table:table-cell table:style-name="ce45" office:value-type="float" office:value="2489" calcext:value-type="float">
            <text:p>2489</text:p>
          </table:table-cell>
          <table:table-cell table:style-name="ce45" office:value-type="float" office:value="2676" calcext:value-type="float">
            <text:p>2676</text:p>
          </table:table-cell>
          <table:table-cell table:style-name="ce45" office:value-type="float" office:value="2688" calcext:value-type="float">
            <text:p>2688</text:p>
          </table:table-cell>
          <table:table-cell table:style-name="ce45" office:value-type="float" office:value="2692" calcext:value-type="float">
            <text:p>2692</text:p>
          </table:table-cell>
          <table:table-cell table:style-name="ce45" office:value-type="float" office:value="2730" calcext:value-type="float">
            <text:p>2730</text:p>
          </table:table-cell>
          <table:table-cell table:style-name="ce45" office:value-type="float" office:value="2771" calcext:value-type="float">
            <text:p>2771</text:p>
          </table:table-cell>
          <table:table-cell table:style-name="ce45" office:value-type="float" office:value="2795" calcext:value-type="float">
            <text:p>2795</text:p>
          </table:table-cell>
          <table:table-cell table:style-name="ce45" office:value-type="float" office:value="2918" calcext:value-type="float">
            <text:p>2918</text:p>
          </table:table-cell>
          <table:table-cell table:style-name="ce45" office:value-type="float" office:value="2962" calcext:value-type="float">
            <text:p>2962</text:p>
          </table:table-cell>
          <table:table-cell table:style-name="ce45" office:value-type="float" office:value="2965" calcext:value-type="float">
            <text:p>2965</text:p>
          </table:table-cell>
          <table:table-cell table:style-name="ce45" office:value-type="float" office:value="2978" calcext:value-type="float">
            <text:p>2978</text:p>
          </table:table-cell>
          <table:table-cell table:style-name="ce45" office:value-type="float" office:value="2993" calcext:value-type="float">
            <text:p>2993</text:p>
          </table:table-cell>
          <table:table-cell table:style-name="ce45" office:value-type="float" office:value="3026" calcext:value-type="float">
            <text:p>3026</text:p>
          </table:table-cell>
          <table:table-cell table:style-name="ce45" office:value-type="float" office:value="3290" calcext:value-type="float">
            <text:p>3290</text:p>
          </table:table-cell>
          <table:table-cell table:style-name="ce45" office:value-type="float" office:value="3313" calcext:value-type="float">
            <text:p>3313</text:p>
          </table:table-cell>
          <table:table-cell table:style-name="ce45" office:value-type="float" office:value="3356" calcext:value-type="float">
            <text:p>3356</text:p>
          </table:table-cell>
          <table:table-cell table:style-name="ce45" office:value-type="float" office:value="3375" calcext:value-type="float">
            <text:p>3375</text:p>
          </table:table-cell>
          <table:table-cell table:style-name="ce45" office:value-type="float" office:value="3383" calcext:value-type="float">
            <text:p>3383</text:p>
          </table:table-cell>
          <table:table-cell table:style-name="ce45" office:value-type="float" office:value="3384" calcext:value-type="float">
            <text:p>3384</text:p>
          </table:table-cell>
          <table:table-cell table:style-name="ce45" office:value-type="float" office:value="3410" calcext:value-type="float">
            <text:p>3410</text:p>
          </table:table-cell>
          <table:table-cell table:style-name="ce45" office:value-type="float" office:value="3417" calcext:value-type="float">
            <text:p>3417</text:p>
          </table:table-cell>
          <table:table-cell table:style-name="ce45" office:value-type="float" office:value="3459" calcext:value-type="float">
            <text:p>3459</text:p>
          </table:table-cell>
          <table:table-cell table:style-name="ce45" office:value-type="float" office:value="3468" calcext:value-type="float">
            <text:p>3468</text:p>
          </table:table-cell>
          <table:table-cell table:style-name="ce45" office:value-type="float" office:value="3486" calcext:value-type="float">
            <text:p>3486</text:p>
          </table:table-cell>
          <table:table-cell table:style-name="ce57" office:value-type="string" calcext:value-type="string">
            <text:p>Total Resultado</text:p>
          </table:table-cell>
          <table:table-cell table:number-columns-repeated="2"/>
          <table:table-cell table:style-name="ce12" office:value-type="string" calcext:value-type="string">
            <text:p>Nombre</text:p>
          </table:table-cell>
          <table:table-cell table:style-name="ce62" office:value-type="string" calcext:value-type="string">
            <text:p>Total Resultado</text:p>
          </table:table-cell>
        </table:table-row>
        <table:table-row table:style-name="ro1">
          <table:table-cell table:style-name="ce13" office:value-type="string" calcext:value-type="string">
            <text:p>\administrador\folio\grdAutorizacion.inc</text:p>
          </table:table-cell>
          <table:table-cell table:style-name="ce39"/>
          <table:table-cell table:style-name="ce46" table:number-columns-repeated="12"/>
          <table:table-cell table:style-name="ce50" office:value-type="float" office:value="1" calcext:value-type="float">
            <text:p>1</text:p>
          </table:table-cell>
          <table:table-cell table:style-name="ce46" table:number-columns-repeated="15"/>
          <table:table-cell table:style-name="ce52"/>
          <table:table-cell table:style-name="ce58" office:value-type="float" office:value="1" calcext:value-type="float">
            <text:p>1</text:p>
          </table:table-cell>
          <table:table-cell table:number-columns-repeated="2"/>
          <table:table-cell table:style-name="ce13" office:value-type="string" calcext:value-type="string">
            <text:p>\administrador\folio\grdAutorizacion.inc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componente\buscadores\boleta\class.js</text:p>
          </table:table-cell>
          <table:table-cell table:style-name="ce40"/>
          <table:table-cell table:style-name="Valor_20_de_20_la_20_tabla_20_dinámica" table:number-columns-repeated="10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7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componente\buscadores\boleta\class.js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componente\buscadores\clienteproveedor\buscarsii.php</text:p>
          </table:table-cell>
          <table:table-cell table:style-name="ce40"/>
          <table:table-cell table:style-name="Valor_20_de_20_la_20_tabla_20_dinámica" table:number-columns-repeated="10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7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componente\buscadores\clienteproveedor\buscarsii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componente\buscadores\clienteproveedor\class.js</text:p>
          </table:table-cell>
          <table:table-cell table:style-name="ce40"/>
          <table:table-cell table:style-name="Valor_20_de_20_la_20_tabla_20_dinámica" table:number-columns-repeated="10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7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componente\buscadores\clienteproveedor\class.js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componente\buscadores\producto\class.js</text:p>
          </table:table-cell>
          <table:table-cell table:style-name="ce40"/>
          <table:table-cell table:style-name="Valor_20_de_20_la_20_tabla_20_dinámica" table:number-columns-repeated="11"/>
          <table:table-cell table:style-name="ce47" office:value-type="float" office:value="1" calcext:value-type="float">
            <text:p>1</text:p>
          </table:table-cell>
          <table:table-cell table:style-name="Valor_20_de_20_la_20_tabla_20_dinámica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4"/>
          <table:table-cell table:style-name="ce53"/>
          <table:table-cell table:style-name="ce59" office:value-type="float" office:value="2" calcext:value-type="float">
            <text:p>2</text:p>
          </table:table-cell>
          <table:table-cell table:number-columns-repeated="2"/>
          <table:table-cell table:style-name="ce14" office:value-type="string" calcext:value-type="string">
            <text:p>\componente\buscadores\producto\class.js</text:p>
          </table:table-cell>
          <table:table-cell table:style-name="ce64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\componente\buscadores\producto\command.php</text:p>
          </table:table-cell>
          <table:table-cell table:style-name="ce40"/>
          <table:table-cell table:style-name="Valor_20_de_20_la_20_tabla_20_dinámica" table:number-columns-repeated="13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4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componente\buscadores\producto\command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componente\sistema_adm\recurso_usuario\adm_recurso_usuario_mant.php</text:p>
          </table:table-cell>
          <table:table-cell table:style-name="ce40"/>
          <table:table-cell table:style-name="Valor_20_de_20_la_20_tabla_20_dinámica" table:number-columns-repeated="28"/>
          <table:table-cell table:style-name="ce54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componente\sistema_adm\recurso_usuario\adm_recurso_usuario_mant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componente\sistema_adm\recurso_usuario\adm_recurso_usuario.php</text:p>
          </table:table-cell>
          <table:table-cell table:style-name="ce40"/>
          <table:table-cell table:style-name="Valor_20_de_20_la_20_tabla_20_dinámica" table:number-columns-repeated="26"/>
          <table:table-cell table:style-name="ce47" office:value-type="float" office:value="1" calcext:value-type="float">
            <text:p>1</text:p>
          </table:table-cell>
          <table:table-cell table:style-name="Valor_20_de_20_la_20_tabla_20_dinámica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componente\sistema_adm\recurso_usuario\adm_recurso_usuario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componente\sistema_adm\recurso_usuario\class.js</text:p>
          </table:table-cell>
          <table:table-cell table:style-name="ce40"/>
          <table:table-cell table:style-name="Valor_20_de_20_la_20_tabla_20_dinámica" table:number-columns-repeated="28"/>
          <table:table-cell table:style-name="ce54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componente\sistema_adm\recurso_usuario\class.js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componente\sistema_adm\usuario\recurso_usuario.php</text:p>
          </table:table-cell>
          <table:table-cell table:style-name="ce40"/>
          <table:table-cell table:style-name="Valor_20_de_20_la_20_tabla_20_dinámica" table:number-columns-repeated="28"/>
          <table:table-cell table:style-name="ce54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componente\sistema_adm\usuario\recurso_usuario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componente\sistema_adm\usuario\seguridad_usuario.php</text:p>
          </table:table-cell>
          <table:table-cell table:style-name="ce40"/>
          <table:table-cell table:style-name="Valor_20_de_20_la_20_tabla_20_dinámica" table:number-columns-repeated="26"/>
          <table:table-cell table:style-name="ce47" office:value-type="float" office:value="1" calcext:value-type="float">
            <text:p>1</text:p>
          </table:table-cell>
          <table:table-cell table:style-name="Valor_20_de_20_la_20_tabla_20_dinámica"/>
          <table:table-cell table:style-name="ce54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/>
          <table:table-cell table:style-name="ce14" office:value-type="string" calcext:value-type="string">
            <text:p>\componente\sistema_adm\usuario\seguridad_usuario.php</text:p>
          </table:table-cell>
          <table:table-cell table:style-name="ce64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\DEVfacturacion\_css\layout_new.css</text:p>
          </table:table-cell>
          <table:table-cell table:style-name="ce41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27"/>
          <table:table-cell table:style-name="ce53"/>
          <table:table-cell table:style-name="ce59" office:value-type="float" office:value="2" calcext:value-type="float">
            <text:p>2</text:p>
          </table:table-cell>
          <table:table-cell table:number-columns-repeated="2"/>
          <table:table-cell table:style-name="ce14" office:value-type="string" calcext:value-type="string">
            <text:p>\DEVfacturacion\_css\layout_new.css</text:p>
          </table:table-cell>
          <table:table-cell table:style-name="ce64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\DEVfacturacion\_css\Nuevo.css</text:p>
          </table:table-cell>
          <table:table-cell table:style-name="ce41" office:value-type="float" office:value="1" calcext:value-type="float">
            <text:p>1</text:p>
          </table:table-cell>
          <table:table-cell table:style-name="Valor_20_de_20_la_20_tabla_20_dinámica" table:number-columns-repeated="28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DEVfacturacion\_css\Nuevo.css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DEVfacturacion\contactenos.php</text:p>
          </table:table-cell>
          <table:table-cell table:style-name="ce41" office:value-type="float" office:value="1" calcext:value-type="float">
            <text:p>1</text:p>
          </table:table-cell>
          <table:table-cell table:style-name="Valor_20_de_20_la_20_tabla_20_dinámica" table:number-columns-repeated="28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DEVfacturacion\contactenos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DEVfacturacion\include\contenedor1.php</text:p>
          </table:table-cell>
          <table:table-cell table:style-name="ce40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27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DEVfacturacion\include\contenedor1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DEVfacturacion\include\index.php</text:p>
          </table:table-cell>
          <table:table-cell table:style-name="ce40"/>
          <table:table-cell table:style-name="Valor_20_de_20_la_20_tabla_20_dinámica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26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DEVfacturacion\include\index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DEVfacturacion\index.php</text:p>
          </table:table-cell>
          <table:table-cell table:style-name="ce41" office:value-type="float" office:value="1" calcext:value-type="float">
            <text:p>1</text:p>
          </table:table-cell>
          <table:table-cell table:style-name="Valor_20_de_20_la_20_tabla_20_dinámica" table:number-columns-repeated="28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DEVfacturacion\index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edev5\form\existencias\iu.js</text:p>
          </table:table-cell>
          <table:table-cell table:style-name="ce40"/>
          <table:table-cell table:style-name="Valor_20_de_20_la_20_tabla_20_dinámica" table:number-columns-repeated="4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23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edev5\form\existencias\iu.js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edev5\form\mensajes\ot\cmd.php</text:p>
          </table:table-cell>
          <table:table-cell table:style-name="ce40"/>
          <table:table-cell table:style-name="Valor_20_de_20_la_20_tabla_20_dinámica" table:number-columns-repeated="5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22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edev5\form\mensajes\ot\cmd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edev5\form\venta\command.php</text:p>
          </table:table-cell>
          <table:table-cell table:style-name="ce40"/>
          <table:table-cell table:style-name="Valor_20_de_20_la_20_tabla_20_dinámica" table:number-columns-repeated="4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23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edev5\form\venta\command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edev5\form\venta\referencia\documento_referencia.php</text:p>
          </table:table-cell>
          <table:table-cell table:style-name="ce40"/>
          <table:table-cell table:style-name="Valor_20_de_20_la_20_tabla_20_dinámica" table:number-columns-repeated="4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23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edev5\form\venta\referencia\documento_referencia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edev5\form\venta\venta.php</text:p>
          </table:table-cell>
          <table:table-cell table:style-name="ce40"/>
          <table:table-cell table:style-name="Valor_20_de_20_la_20_tabla_20_dinámica" table:number-columns-repeated="4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23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edev5\form\venta\venta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administrador\empresa\command.php</text:p>
          </table:table-cell>
          <table:table-cell table:style-name="ce40"/>
          <table:table-cell table:style-name="Valor_20_de_20_la_20_tabla_20_dinámica" table:number-columns-repeated="2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25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administrador\empresa\command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administrador\folio\controlador.js</text:p>
          </table:table-cell>
          <table:table-cell table:style-name="ce40"/>
          <table:table-cell table:style-name="Valor_20_de_20_la_20_tabla_20_dinámica" table:number-columns-repeated="23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4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administrador\folio\controlador.js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administrador\folio\index.php</text:p>
          </table:table-cell>
          <table:table-cell table:style-name="ce40"/>
          <table:table-cell table:style-name="Valor_20_de_20_la_20_tabla_20_dinámica" table:number-columns-repeated="23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4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administrador\folio\index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administrador\folio\server.php</text:p>
          </table:table-cell>
          <table:table-cell table:style-name="ce40"/>
          <table:table-cell table:style-name="Valor_20_de_20_la_20_tabla_20_dinámica" table:number-columns-repeated="12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5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administrador\folio\server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administrador\folio\xmlCAF.php</text:p>
          </table:table-cell>
          <table:table-cell table:style-name="ce40"/>
          <table:table-cell table:style-name="Valor_20_de_20_la_20_tabla_20_dinámica" table:number-columns-repeated="12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5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administrador\folio\xmlCAF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administrador\informes\adm_informe.php</text:p>
          </table:table-cell>
          <table:table-cell table:style-name="ce40"/>
          <table:table-cell table:style-name="Valor_20_de_20_la_20_tabla_20_dinámica" table:number-columns-repeated="28"/>
          <table:table-cell table:style-name="ce54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administrador\informes\adm_informe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administrador\inicio\adm_inicio.php</text:p>
          </table:table-cell>
          <table:table-cell table:style-name="ce40"/>
          <table:table-cell table:style-name="Valor_20_de_20_la_20_tabla_20_dinámica" table:number-columns-repeated="28"/>
          <table:table-cell table:style-name="ce54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administrador\inicio\adm_inicio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administrador\sucursal\adm_sucursal.php</text:p>
          </table:table-cell>
          <table:table-cell table:style-name="ce40"/>
          <table:table-cell table:style-name="Valor_20_de_20_la_20_tabla_20_dinámica" table:number-columns-repeated="28"/>
          <table:table-cell table:style-name="ce54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administrador\sucursal\adm_sucursal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boleta\class.php</text:p>
          </table:table-cell>
          <table:table-cell table:style-name="ce40"/>
          <table:table-cell table:style-name="Valor_20_de_20_la_20_tabla_20_dinámica" table:number-columns-repeated="10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1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5"/>
          <table:table-cell table:style-name="ce53"/>
          <table:table-cell table:style-name="ce59" office:value-type="float" office:value="2" calcext:value-type="float">
            <text:p>2</text:p>
          </table:table-cell>
          <table:table-cell table:number-columns-repeated="2"/>
          <table:table-cell table:style-name="ce14" office:value-type="string" calcext:value-type="string">
            <text:p>\form\boleta\class.php</text:p>
          </table:table-cell>
          <table:table-cell table:style-name="ce64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\form\boleta\class.php </text:p>
          </table:table-cell>
          <table:table-cell table:style-name="ce40"/>
          <table:table-cell table:style-name="Valor_20_de_20_la_20_tabla_20_dinámica" table:number-columns-repeated="13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4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boleta\class.php 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boleta\command.php</text:p>
          </table:table-cell>
          <table:table-cell table:style-name="ce40"/>
          <table:table-cell table:style-name="Valor_20_de_20_la_20_tabla_20_dinámica" table:number-columns-repeated="22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5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boleta\command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boleta\index.php</text:p>
          </table:table-cell>
          <table:table-cell table:style-name="ce40"/>
          <table:table-cell table:style-name="Valor_20_de_20_la_20_tabla_20_dinámica" table:number-columns-repeated="13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8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5"/>
          <table:table-cell table:style-name="ce53"/>
          <table:table-cell table:style-name="ce59" office:value-type="float" office:value="2" calcext:value-type="float">
            <text:p>2</text:p>
          </table:table-cell>
          <table:table-cell table:number-columns-repeated="2"/>
          <table:table-cell table:style-name="ce14" office:value-type="string" calcext:value-type="string">
            <text:p>\form\boleta\index.php</text:p>
          </table:table-cell>
          <table:table-cell table:style-name="ce64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\form\boletaunica\class.php </text:p>
          </table:table-cell>
          <table:table-cell table:style-name="ce40"/>
          <table:table-cell table:style-name="Valor_20_de_20_la_20_tabla_20_dinámica" table:number-columns-repeated="13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8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5"/>
          <table:table-cell table:style-name="ce53"/>
          <table:table-cell table:style-name="ce59" office:value-type="float" office:value="2" calcext:value-type="float">
            <text:p>2</text:p>
          </table:table-cell>
          <table:table-cell table:number-columns-repeated="2"/>
          <table:table-cell table:style-name="ce14" office:value-type="string" calcext:value-type="string">
            <text:p>\form\boletaunica\class.php </text:p>
          </table:table-cell>
          <table:table-cell table:style-name="ce64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\form\boletaunica\command.php</text:p>
          </table:table-cell>
          <table:table-cell table:style-name="ce40"/>
          <table:table-cell table:style-name="Valor_20_de_20_la_20_tabla_20_dinámica" table:number-columns-repeated="22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5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boletaunica\command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boletaunica\index.php</text:p>
          </table:table-cell>
          <table:table-cell table:style-name="ce40"/>
          <table:table-cell table:style-name="Valor_20_de_20_la_20_tabla_20_dinámica" table:number-columns-repeated="13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4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boletaunica\index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boletaunica\indexitor.php</text:p>
          </table:table-cell>
          <table:table-cell table:style-name="ce40"/>
          <table:table-cell table:style-name="Valor_20_de_20_la_20_tabla_20_dinámica" table:number-columns-repeated="22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5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boletaunica\indexitor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compra\class.js</text:p>
          </table:table-cell>
          <table:table-cell table:style-name="ce40"/>
          <table:table-cell table:style-name="Valor_20_de_20_la_20_tabla_20_dinámica" table:number-columns-repeated="10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7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compra\class.js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compra\emision\class.js</text:p>
          </table:table-cell>
          <table:table-cell table:style-name="ce40"/>
          <table:table-cell table:style-name="Valor_20_de_20_la_20_tabla_20_dinámica" table:number-columns-repeated="10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7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compra\emision\class.js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contabilidad\comprobantes\command.php</text:p>
          </table:table-cell>
          <table:table-cell table:style-name="ce40"/>
          <table:table-cell table:style-name="Valor_20_de_20_la_20_tabla_20_dinámica" table:number-columns-repeated="16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1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contabilidad\comprobantes\command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contabilidad\comprobantes\comprobante.js</text:p>
          </table:table-cell>
          <table:table-cell table:style-name="ce40"/>
          <table:table-cell table:style-name="Valor_20_de_20_la_20_tabla_20_dinámica" table:number-columns-repeated="8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9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contabilidad\comprobantes\comprobante.js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contabilidad\comprobantes\index.php</text:p>
          </table:table-cell>
          <table:table-cell table:style-name="ce40"/>
          <table:table-cell table:style-name="Valor_20_de_20_la_20_tabla_20_dinámica" table:number-columns-repeated="8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9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contabilidad\comprobantes\index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contabilidad\libros2\class.php</text:p>
          </table:table-cell>
          <table:table-cell table:style-name="ce40"/>
          <table:table-cell table:style-name="Valor_20_de_20_la_20_tabla_20_dinámica" table:number-columns-repeated="3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24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contabilidad\libros2\class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contabilidad\libros2\command.php</text:p>
          </table:table-cell>
          <table:table-cell table:style-name="ce40"/>
          <table:table-cell table:style-name="Valor_20_de_20_la_20_tabla_20_dinámica" table:number-columns-repeated="3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24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contabilidad\libros2\command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contabilidad\libros2\compra.php</text:p>
          </table:table-cell>
          <table:table-cell table:style-name="ce40"/>
          <table:table-cell table:style-name="Valor_20_de_20_la_20_tabla_20_dinámica" table:number-columns-repeated="19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8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contabilidad\libros2\compra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contabilidad\libros2\excel.php</text:p>
          </table:table-cell>
          <table:table-cell table:style-name="ce40"/>
          <table:table-cell table:style-name="Valor_20_de_20_la_20_tabla_20_dinámica" table:number-columns-repeated="17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0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contabilidad\libros2\excel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contabilidad\libros2\guia.php</text:p>
          </table:table-cell>
          <table:table-cell table:style-name="ce40"/>
          <table:table-cell table:style-name="Valor_20_de_20_la_20_tabla_20_dinámica" table:number-columns-repeated="17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0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contabilidad\libros2\guia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contabilidad\libros2\impuestodetalle.php</text:p>
          </table:table-cell>
          <table:table-cell table:style-name="ce40"/>
          <table:table-cell table:style-name="Valor_20_de_20_la_20_tabla_20_dinámica" table:number-columns-repeated="17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0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contabilidad\libros2\impuestodetalle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contabilidad\libros2\impuestos.php</text:p>
          </table:table-cell>
          <table:table-cell table:style-name="ce40"/>
          <table:table-cell table:style-name="Valor_20_de_20_la_20_tabla_20_dinámica" table:number-columns-repeated="17"/>
          <table:table-cell table:style-name="ce47" office:value-type="float" office:value="1" calcext:value-type="float">
            <text:p>1</text:p>
          </table:table-cell>
          <table:table-cell table:style-name="Valor_20_de_20_la_20_tabla_20_dinámica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8"/>
          <table:table-cell table:style-name="ce53"/>
          <table:table-cell table:style-name="ce59" office:value-type="float" office:value="2" calcext:value-type="float">
            <text:p>2</text:p>
          </table:table-cell>
          <table:table-cell table:number-columns-repeated="2"/>
          <table:table-cell table:style-name="ce14" office:value-type="string" calcext:value-type="string">
            <text:p>\form\contabilidad\libros2\impuestos.php</text:p>
          </table:table-cell>
          <table:table-cell table:style-name="ce64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\form\contabilidad\libros2\index.php</text:p>
          </table:table-cell>
          <table:table-cell table:style-name="ce40"/>
          <table:table-cell table:style-name="Valor_20_de_20_la_20_tabla_20_dinámica" table:number-columns-repeated="3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24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contabilidad\libros2\index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contabilidad\libros2\tributaria.php</text:p>
          </table:table-cell>
          <table:table-cell table:style-name="ce40"/>
          <table:table-cell table:style-name="Valor_20_de_20_la_20_tabla_20_dinámica" table:number-columns-repeated="9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8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contabilidad\libros2\tributaria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contabilidad\libros2\venta.php</text:p>
          </table:table-cell>
          <table:table-cell table:style-name="ce40"/>
          <table:table-cell table:style-name="Valor_20_de_20_la_20_tabla_20_dinámica" table:number-columns-repeated="3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2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2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8"/>
          <table:table-cell table:style-name="ce53"/>
          <table:table-cell table:style-name="ce59" office:value-type="float" office:value="3" calcext:value-type="float">
            <text:p>3</text:p>
          </table:table-cell>
          <table:table-cell table:number-columns-repeated="2"/>
          <table:table-cell table:style-name="ce14" office:value-type="string" calcext:value-type="string">
            <text:p>\form\contabilidad\libros2\venta.php</text:p>
          </table:table-cell>
          <table:table-cell table:style-name="ce64"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string" calcext:value-type="string">
            <text:p>\form\existencias\server.php</text:p>
          </table:table-cell>
          <table:table-cell table:style-name="ce40"/>
          <table:table-cell table:style-name="Valor_20_de_20_la_20_tabla_20_dinámica" table:number-columns-repeated="24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3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existencias\server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maestros\clienteproveedor\controlador.js</text:p>
          </table:table-cell>
          <table:table-cell table:style-name="ce40"/>
          <table:table-cell table:style-name="Valor_20_de_20_la_20_tabla_20_dinámica" table:number-columns-repeated="15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2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maestros\clienteproveedor\controlador.js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maestros\personal\grid\grid_centro_costo1.php</text:p>
          </table:table-cell>
          <table:table-cell table:style-name="ce40"/>
          <table:table-cell table:style-name="Valor_20_de_20_la_20_tabla_20_dinámica" table:number-columns-repeated="14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3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maestros\personal\grid\grid_centro_costo1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maestros\personal\index.php</text:p>
          </table:table-cell>
          <table:table-cell table:style-name="ce40"/>
          <table:table-cell table:style-name="Valor_20_de_20_la_20_tabla_20_dinámica" table:number-columns-repeated="14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3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maestros\personal\index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maestros\personal\infgeneral.php</text:p>
          </table:table-cell>
          <table:table-cell table:style-name="ce40"/>
          <table:table-cell table:style-name="Valor_20_de_20_la_20_tabla_20_dinámica" table:number-columns-repeated="7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6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3"/>
          <table:table-cell table:style-name="ce53"/>
          <table:table-cell table:style-name="ce59" office:value-type="float" office:value="2" calcext:value-type="float">
            <text:p>2</text:p>
          </table:table-cell>
          <table:table-cell table:number-columns-repeated="2"/>
          <table:table-cell table:style-name="ce14" office:value-type="string" calcext:value-type="string">
            <text:p>\form\maestros\personal\infgeneral.php</text:p>
          </table:table-cell>
          <table:table-cell table:style-name="ce64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\form\maestros\personal\personal.js</text:p>
          </table:table-cell>
          <table:table-cell table:style-name="ce40"/>
          <table:table-cell table:style-name="Valor_20_de_20_la_20_tabla_20_dinámica" table:number-columns-repeated="7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20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maestros\personal\personal.js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maestros\producto\command.php</text:p>
          </table:table-cell>
          <table:table-cell table:style-name="ce40"/>
          <table:table-cell table:style-name="Valor_20_de_20_la_20_tabla_20_dinámica" table:number-columns-repeated="21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6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maestros\producto\command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maestros\producto\controladorproducto.js</text:p>
          </table:table-cell>
          <table:table-cell table:style-name="ce40"/>
          <table:table-cell table:style-name="Valor_20_de_20_la_20_tabla_20_dinámica" table:number-columns-repeated="25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2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maestros\producto\controladorproducto.js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maestros\producto\excel.php</text:p>
          </table:table-cell>
          <table:table-cell table:style-name="ce40"/>
          <table:table-cell table:style-name="Valor_20_de_20_la_20_tabla_20_dinámica" table:number-columns-repeated="25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2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maestros\producto\excel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maestros\producto\formularioproducto.php</text:p>
          </table:table-cell>
          <table:table-cell table:style-name="ce40"/>
          <table:table-cell table:style-name="Valor_20_de_20_la_20_tabla_20_dinámica" table:number-columns-repeated="21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6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maestros\producto\formularioproducto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maestros\producto\gridcentrocosto.php</text:p>
          </table:table-cell>
          <table:table-cell table:style-name="ce40"/>
          <table:table-cell table:style-name="Valor_20_de_20_la_20_tabla_20_dinámica" table:number-columns-repeated="21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6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maestros\producto\gridcentrocosto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maestros\producto\index.php</text:p>
          </table:table-cell>
          <table:table-cell table:style-name="ce40"/>
          <table:table-cell table:style-name="Valor_20_de_20_la_20_tabla_20_dinámica" table:number-columns-repeated="25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2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maestros\producto\index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maestros\producto\nuevoproducto.php</text:p>
          </table:table-cell>
          <table:table-cell table:style-name="ce40"/>
          <table:table-cell table:style-name="Valor_20_de_20_la_20_tabla_20_dinámica" table:number-columns-repeated="21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6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maestros\producto\nuevoproducto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mensajes\ot\form_conformidad.php</text:p>
          </table:table-cell>
          <table:table-cell table:style-name="ce40"/>
          <table:table-cell table:style-name="Valor_20_de_20_la_20_tabla_20_dinámica" table:number-columns-repeated="5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22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mensajes\ot\form_conformidad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mensajes\ot\funciones.js</text:p>
          </table:table-cell>
          <table:table-cell table:style-name="ce40"/>
          <table:table-cell table:style-name="Valor_20_de_20_la_20_tabla_20_dinámica" table:number-columns-repeated="5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22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mensajes\ot\funciones.js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notacreditoexpo\class.php</text:p>
          </table:table-cell>
          <table:table-cell table:style-name="ce40"/>
          <table:table-cell table:style-name="Valor_20_de_20_la_20_tabla_20_dinámica" table:number-columns-repeated="10"/>
          <table:table-cell table:number-columns-repeated="2" table:style-name="ce47" office:value-type="float" office:value="1" calcext:value-type="float">
            <text:p>1</text:p>
          </table:table-cell>
          <table:table-cell table:style-name="Valor_20_de_20_la_20_tabla_20_dinámica" table:number-columns-repeated="16"/>
          <table:table-cell table:style-name="ce53"/>
          <table:table-cell table:style-name="ce59" office:value-type="float" office:value="2" calcext:value-type="float">
            <text:p>2</text:p>
          </table:table-cell>
          <table:table-cell table:number-columns-repeated="2"/>
          <table:table-cell table:style-name="ce14" office:value-type="string" calcext:value-type="string">
            <text:p>\form\notacreditoexpo\class.php</text:p>
          </table:table-cell>
          <table:table-cell table:style-name="ce64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\form\notacreditoexpo\command.php</text:p>
          </table:table-cell>
          <table:table-cell table:style-name="ce40"/>
          <table:table-cell table:style-name="Valor_20_de_20_la_20_tabla_20_dinámica" table:number-columns-repeated="11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6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notacreditoexpo\command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notacreditoexpo\index.php</text:p>
          </table:table-cell>
          <table:table-cell table:style-name="ce40"/>
          <table:table-cell table:style-name="Valor_20_de_20_la_20_tabla_20_dinámica" table:number-columns-repeated="11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6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notacreditoexpo\index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notacreditoexpo\referencia\documento_referencia.php</text:p>
          </table:table-cell>
          <table:table-cell table:style-name="ce40"/>
          <table:table-cell table:style-name="Valor_20_de_20_la_20_tabla_20_dinámica" table:number-columns-repeated="11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6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notacreditoexpo\referencia\documento_referencia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notacreditoexpo\referencia\grid_referencias.php</text:p>
          </table:table-cell>
          <table:table-cell table:style-name="ce40"/>
          <table:table-cell table:style-name="Valor_20_de_20_la_20_tabla_20_dinámica" table:number-columns-repeated="11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6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notacreditoexpo\referencia\grid_referencias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notadebitoexpo\class.php</text:p>
          </table:table-cell>
          <table:table-cell table:style-name="ce40"/>
          <table:table-cell table:style-name="Valor_20_de_20_la_20_tabla_20_dinámica" table:number-columns-repeated="10"/>
          <table:table-cell table:number-columns-repeated="2" table:style-name="ce47" office:value-type="float" office:value="1" calcext:value-type="float">
            <text:p>1</text:p>
          </table:table-cell>
          <table:table-cell table:style-name="Valor_20_de_20_la_20_tabla_20_dinámica" table:number-columns-repeated="16"/>
          <table:table-cell table:style-name="ce53"/>
          <table:table-cell table:style-name="ce59" office:value-type="float" office:value="2" calcext:value-type="float">
            <text:p>2</text:p>
          </table:table-cell>
          <table:table-cell table:number-columns-repeated="2"/>
          <table:table-cell table:style-name="ce14" office:value-type="string" calcext:value-type="string">
            <text:p>\form\notadebitoexpo\class.php</text:p>
          </table:table-cell>
          <table:table-cell table:style-name="ce64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\form\notadebitoexpo\command.php</text:p>
          </table:table-cell>
          <table:table-cell table:style-name="ce40"/>
          <table:table-cell table:style-name="Valor_20_de_20_la_20_tabla_20_dinámica" table:number-columns-repeated="11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6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notadebitoexpo\command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notadebitoexpo\index.php</text:p>
          </table:table-cell>
          <table:table-cell table:style-name="ce40"/>
          <table:table-cell table:style-name="Valor_20_de_20_la_20_tabla_20_dinámica" table:number-columns-repeated="11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6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notadebitoexpo\index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notadebitoexpo\referencia\documento_referencia.php</text:p>
          </table:table-cell>
          <table:table-cell table:style-name="ce40"/>
          <table:table-cell table:style-name="Valor_20_de_20_la_20_tabla_20_dinámica" table:number-columns-repeated="11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6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notadebitoexpo\referencia\documento_referencia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notadebitoexpo\referencia\grid_referencias.php</text:p>
          </table:table-cell>
          <table:table-cell table:style-name="ce40"/>
          <table:table-cell table:style-name="Valor_20_de_20_la_20_tabla_20_dinámica" table:number-columns-repeated="11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6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notadebitoexpo\referencia\grid_referencias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remuneraciones\pgenerales\controlador.js</text:p>
          </table:table-cell>
          <table:table-cell table:style-name="ce40"/>
          <table:table-cell table:style-name="Valor_20_de_20_la_20_tabla_20_dinámica" table:number-columns-repeated="20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7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remuneraciones\pgenerales\controlador.js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remuneraciones\pgenerales\index.php</text:p>
          </table:table-cell>
          <table:table-cell table:style-name="ce40"/>
          <table:table-cell table:style-name="Valor_20_de_20_la_20_tabla_20_dinámica" table:number-columns-repeated="20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7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remuneraciones\pgenerales\index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remuneraciones\previred_plano.php</text:p>
          </table:table-cell>
          <table:table-cell table:style-name="ce40"/>
          <table:table-cell table:style-name="Valor_20_de_20_la_20_tabla_20_dinámica" table:number-columns-repeated="20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7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remuneraciones\previred_plano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venta\funciones.php</text:p>
          </table:table-cell>
          <table:table-cell table:style-name="ce40"/>
          <table:table-cell table:style-name="Valor_20_de_20_la_20_tabla_20_dinámica" table:number-columns-repeated="11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6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venta\funciones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venta\grid\grid_movimiento_ingreso.php</text:p>
          </table:table-cell>
          <table:table-cell table:style-name="ce40"/>
          <table:table-cell table:style-name="Valor_20_de_20_la_20_tabla_20_dinámica" table:number-columns-repeated="11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6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venta\grid\grid_movimiento_ingreso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venta\liquidacion_factura\venta.php</text:p>
          </table:table-cell>
          <table:table-cell table:style-name="ce40"/>
          <table:table-cell table:style-name="Valor_20_de_20_la_20_tabla_20_dinámica" table:number-columns-repeated="10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7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venta\liquidacion_factura\venta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venta\referencia\documento_referencia.php</text:p>
          </table:table-cell>
          <table:table-cell table:style-name="ce40"/>
          <table:table-cell table:style-name="Valor_20_de_20_la_20_tabla_20_dinámica" table:number-columns-repeated="11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6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venta\referencia\documento_referencia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venta\referencia\grid_referencias.php</text:p>
          </table:table-cell>
          <table:table-cell table:style-name="ce40"/>
          <table:table-cell table:style-name="Valor_20_de_20_la_20_tabla_20_dinámica" table:number-columns-repeated="11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6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venta\referencia\grid_referencias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venta\venta.php</text:p>
          </table:table-cell>
          <table:table-cell table:style-name="ce40"/>
          <table:table-cell table:style-name="Valor_20_de_20_la_20_tabla_20_dinámica" table:number-columns-repeated="10"/>
          <table:table-cell table:number-columns-repeated="2" table:style-name="ce47" office:value-type="float" office:value="1" calcext:value-type="float">
            <text:p>1</text:p>
          </table:table-cell>
          <table:table-cell table:style-name="Valor_20_de_20_la_20_tabla_20_dinámica" table:number-columns-repeated="16"/>
          <table:table-cell table:style-name="ce53"/>
          <table:table-cell table:style-name="ce59" office:value-type="float" office:value="2" calcext:value-type="float">
            <text:p>2</text:p>
          </table:table-cell>
          <table:table-cell table:number-columns-repeated="2"/>
          <table:table-cell table:style-name="ce14" office:value-type="string" calcext:value-type="string">
            <text:p>\form\venta\venta.php</text:p>
          </table:table-cell>
          <table:table-cell table:style-name="ce64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\form\ventaexpo\class.php</text:p>
          </table:table-cell>
          <table:table-cell table:style-name="ce40"/>
          <table:table-cell table:style-name="Valor_20_de_20_la_20_tabla_20_dinámica" table:number-columns-repeated="10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7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ventaexpo\class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ventaliqf\class.php</text:p>
          </table:table-cell>
          <table:table-cell table:style-name="ce40"/>
          <table:table-cell table:style-name="Valor_20_de_20_la_20_tabla_20_dinámica" table:number-columns-repeated="3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6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7"/>
          <table:table-cell table:style-name="ce53"/>
          <table:table-cell table:style-name="ce59" office:value-type="float" office:value="2" calcext:value-type="float">
            <text:p>2</text:p>
          </table:table-cell>
          <table:table-cell table:number-columns-repeated="2"/>
          <table:table-cell table:style-name="ce14" office:value-type="string" calcext:value-type="string">
            <text:p>\form\ventaliqf\class.php</text:p>
          </table:table-cell>
          <table:table-cell table:style-name="ce64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\form\ventaliqf\command.php</text:p>
          </table:table-cell>
          <table:table-cell table:style-name="ce40"/>
          <table:table-cell table:style-name="Valor_20_de_20_la_20_tabla_20_dinámica" table:number-columns-repeated="3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24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ventaliqf\command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form\ventaliqf\index.php</text:p>
          </table:table-cell>
          <table:table-cell table:style-name="ce40"/>
          <table:table-cell table:style-name="Valor_20_de_20_la_20_tabla_20_dinámica" table:number-columns-repeated="3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24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form\ventaliqf\index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include\function\funciones.php</text:p>
          </table:table-cell>
          <table:table-cell table:style-name="ce40"/>
          <table:table-cell table:style-name="Valor_20_de_20_la_20_tabla_20_dinámica" table:number-columns-repeated="11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16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include\function\funciones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\ventaliqf\index_comisiones.php</text:p>
          </table:table-cell>
          <table:table-cell table:style-name="ce40"/>
          <table:table-cell table:style-name="Valor_20_de_20_la_20_tabla_20_dinámica" table:number-columns-repeated="3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24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\ventaliqf\index_comisiones.php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comercial.fn_cotizaimpresos</text:p>
          </table:table-cell>
          <table:table-cell table:style-name="ce40"/>
          <table:table-cell table:style-name="Valor_20_de_20_la_20_tabla_20_dinámica" table:number-columns-repeated="18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9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comercial.fn_cotizaimpresos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comercial.vw_ocimpreso</text:p>
          </table:table-cell>
          <table:table-cell table:style-name="ce40"/>
          <table:table-cell table:style-name="Valor_20_de_20_la_20_tabla_20_dinámica" table:number-columns-repeated="18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9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comercial.vw_ocimpreso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comercial.vw_otimpreso</text:p>
          </table:table-cell>
          <table:table-cell table:style-name="ce40"/>
          <table:table-cell table:style-name="Valor_20_de_20_la_20_tabla_20_dinámica" table:number-columns-repeated="18"/>
          <table:table-cell table:style-name="ce47" office:value-type="float" office:value="1" calcext:value-type="float">
            <text:p>1</text:p>
          </table:table-cell>
          <table:table-cell table:style-name="Valor_20_de_20_la_20_tabla_20_dinámica" table:number-columns-repeated="9"/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comercial.vw_otimpreso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dte_compraex.jrxml</text:p>
          </table:table-cell>
          <table:table-cell table:style-name="ce40"/>
          <table:table-cell table:style-name="Valor_20_de_20_la_20_tabla_20_dinámica" table:number-columns-repeated="27"/>
          <table:table-cell table:style-name="ce47" office:value-type="float" office:value="1" calcext:value-type="float">
            <text:p>1</text:p>
          </table:table-cell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dte_compraex.jrxml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dte_compraexlc.jrxml </text:p>
          </table:table-cell>
          <table:table-cell table:style-name="ce40"/>
          <table:table-cell table:style-name="Valor_20_de_20_la_20_tabla_20_dinámica" table:number-columns-repeated="27"/>
          <table:table-cell table:style-name="ce47" office:value-type="float" office:value="1" calcext:value-type="float">
            <text:p>1</text:p>
          </table:table-cell>
          <table:table-cell table:style-name="ce53"/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dte_compraexlc.jrxml 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js\util.js</text:p>
          </table:table-cell>
          <table:table-cell table:style-name="ce42"/>
          <table:table-cell table:style-name="ce48" table:number-columns-repeated="14"/>
          <table:table-cell table:style-name="ce51" office:value-type="float" office:value="1" calcext:value-type="float">
            <text:p>1</text:p>
          </table:table-cell>
          <table:table-cell table:style-name="ce48" table:number-columns-repeated="13"/>
          <table:table-cell table:style-name="ce55"/>
          <table:table-cell table:style-name="ce60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js\util.js</text:p>
          </table:table-cell>
          <table:table-cell table:style-name="ce65" office:value-type="float" office:value="1" calcext:value-type="float">
            <text:p>1</text:p>
          </table:table-cell>
        </table:table-row>
        <table:table-row table:style-name="ro1">
          <table:table-cell table:style-name="ce37" office:value-type="string" calcext:value-type="string">
            <text:p>Total Resultado</text:p>
          </table:table-cell>
          <table:table-cell table:style-name="ce43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3"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56" office:value-type="float" office:value="7" calcext:value-type="float">
            <text:p>7</text:p>
          </table:table-cell>
          <table:table-cell table:style-name="ce61" office:value-type="float" office:value="113" calcext:value-type="float">
            <text:p>113</text:p>
          </table:table-cell>
          <table:table-cell table:number-columns-repeated="2"/>
          <table:table-cell table:style-name="ce37" office:value-type="string" calcext:value-type="string">
            <text:p>Total Resultado</text:p>
          </table:table-cell>
          <table:table-cell table:style-name="ce66" office:value-type="float" office:value="113" calcext:value-type="float">
            <text:p>113</text:p>
          </table:table-cell>
        </table:table-row>
        <table:table-row table:style-name="ro1" table:number-rows-repeated="1048470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BuscadorenUso" table:style-name="ta1">
        <table:table-column table:style-name="co30" table:default-cell-style-name="ce67"/>
        <table:table-column table:style-name="co13" table:default-cell-style-name="ce67"/>
        <table:table-row table:style-name="ro1">
          <table:table-cell office:value-type="string" calcext:value-type="string">
            <text:p>NombreArchivo</text:p>
          </table:table-cell>
          <table:table-cell office:value-type="string" calcext:value-type="string">
            <text:p>Estado</text:p>
          </table:table-cell>
        </table:table-row>
        <table:table-row table:style-name="ro1">
          <table:table-cell table:style-name="ce32" table:number-columns-repeated="2"/>
        </table:table-row>
      </table:table>
      <table:named-expressions>
        <table:named-range table:name="Programadores" table:base-cell-address="$Requerimientos.$C$2" table:cell-range-address="$Requerimientos.$AA$1:.$AA$8"/>
      </table:named-expressions>
      <table:database-ranges>
        <table:database-range table:name="__Anonymous_Sheet_DB__2" table:target-range-address="'Archivos En uso'.A1:'Archivos En uso'.D114" table:display-filter-buttons="true"/>
        <table:database-range table:name="__Anonymous_Sheet_DB__3" table:target-range-address="'Tabla dinámica_Archivos En uso_1'.AI5:'Tabla dinámica_Archivos En uso_1'.AJ105"/>
      </table:database-ranges>
      <table:data-pilot-tables>
        <table:data-pilot-table table:name="DataPilot1" table:application-data="" table:target-range-address="'Tabla dinámica_Requerimientos_1'.A1:'Tabla dinámica_Requerimientos_1'.E15" table:buttons="'Tabla dinámica_Requerimientos_1'.A2 'Tabla dinámica_Requerimientos_1'.B2 'Tabla dinámica_Requerimientos_1'.C2 'Tabla dinámica_Requerimientos_1'.D1" table:grand-total="column" table:show-filter-button="false">
          <table:source-cell-range table:cell-range-address="Requerimientos.A1:Requerimientos.P100"/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Datos" table:orientation="column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Programador" table:orientation="row" table:used-hierarchy="0" table:function="auto">
            <table:data-pilot-level table:show-empty="false" calcext:repeat-item-labels="false">
              <table:data-pilot-members>
                <table:data-pilot-member table:name="Alejandro Moraga" table:display="true" table:show-details="true"/>
                <table:data-pilot-member table:name="Nicolas Lobos" table:display="true" table:show-details="true"/>
                <table:data-pilot-member table:name="" table:display="true" table:show-details="true"/>
                <table:data-pilot-member table:name="Eduardo Muñoz" table:display="false" table:show-details="true"/>
                <table:data-pilot-member table:name="Jorge Orellan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den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querimiento" table:orientation="row" table:used-hierarchy="0" table:function="auto">
            <table:data-pilot-level table:show-empty="false" calcext:repeat-item-labels="false">
              <table:data-pilot-members>
                <table:data-pilot-member table:name="16" table:display="true" table:show-details="true"/>
                <table:data-pilot-member table:name="28" table:display="true" table:show-details="true"/>
                <table:data-pilot-member table:name="2692" table:display="true" table:show-details="true"/>
                <table:data-pilot-member table:name="2918" table:display="true" table:show-details="true"/>
                <table:data-pilot-member table:name="3018" table:display="true" table:show-details="true"/>
                <table:data-pilot-member table:name="3019" table:display="true" table:show-details="true"/>
                <table:data-pilot-member table:name="3091" table:display="true" table:show-details="true"/>
                <table:data-pilot-member table:name="3459" table:display="true" table:show-details="true"/>
                <table:data-pilot-member table:name="3486" table:display="true" table:show-details="true"/>
                <table:data-pilot-member table:name="3501" table:display="true" table:show-details="true"/>
                <table:data-pilot-member table:name="" table:display="true" table:show-details="true"/>
                <table:data-pilot-member table:name="31" table:display="true" table:show-details="true"/>
                <table:data-pilot-member table:name="3383" table:display="true" table:show-details="true"/>
                <table:data-pilot-member table:name="338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querimiento" table:orientation="data" table:used-hierarchy="0" table:function="count">
            <table:data-pilot-level table:show-empty="false" calcext:repeat-item-labels="false">
              <table:data-pilot-members>
                <table:data-pilot-member table:name="16" table:display="true" table:show-details="true"/>
                <table:data-pilot-member table:name="28" table:display="true" table:show-details="true"/>
                <table:data-pilot-member table:name="2692" table:display="true" table:show-details="true"/>
                <table:data-pilot-member table:name="2918" table:display="true" table:show-details="true"/>
                <table:data-pilot-member table:name="3018" table:display="true" table:show-details="true"/>
                <table:data-pilot-member table:name="3019" table:display="true" table:show-details="true"/>
                <table:data-pilot-member table:name="3091" table:display="true" table:show-details="true"/>
                <table:data-pilot-member table:name="3459" table:display="true" table:show-details="true"/>
                <table:data-pilot-member table:name="3486" table:display="true" table:show-details="true"/>
                <table:data-pilot-member table:name="35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rs desarrollo" table:orientation="data" table:used-hierarchy="0" table:function="sum">
            <table:data-pilot-level table:show-empty="false" calcext:repeat-item-labels="false">
              <table:data-pilot-members>
                <table:data-pilot-member table:name="00:24" table:display="true" table:show-details="true"/>
                <table:data-pilot-member table:name="00:30" table:display="true" table:show-details="true"/>
                <table:data-pilot-member table:name="01:03" table:display="true" table:show-details="true"/>
                <table:data-pilot-member table:name="01:38" table:display="true" table:show-details="true"/>
                <table:data-pilot-member table:name="01:50" table:display="true" table:show-details="true"/>
                <table:data-pilot-member table:name="02:10" table:display="true" table:show-details="true"/>
                <table:data-pilot-member table:name="03:40" table:display="true" table:show-details="true"/>
                <table:data-pilot-member table:name="03:47" table:display="true" table:show-details="true"/>
                <table:data-pilot-member table:name="07:13" table:display="true" table:show-details="true"/>
                <table:data-pilot-member table:name="07:35" table:display="true" table:show-details="true"/>
                <table:data-pilot-member table:name="09:05" table:display="true" table:show-details="true"/>
                <table:data-pilot-member table:name="12:43" table:display="true" table:show-details="true"/>
                <table:data-pilot-member table:name="44:44" table:display="true" table:show-details="true"/>
                <table:data-pilot-member table:name="53:57" table:display="true" table:show-details="true"/>
                <table:data-pilot-member table:name="59:52" table:display="true" table:show-details="true"/>
                <table:data-pilot-member table:name="" table:display="true" table:show-details="true"/>
                <table:data-pilot-member table:name="00:10" table:display="true" table:show-details="true"/>
                <table:data-pilot-member table:name="02:04" table:display="true" table:show-details="true"/>
                <table:data-pilot-member table:name="04:05" table:display="true" table:show-details="true"/>
                <table:data-pilot-member table:name="06:14" table:display="true" table:show-details="true"/>
                <table:data-pilot-member table:name="14:39" table:display="true" table:show-details="true"/>
                <table:data-pilot-member table:name="16: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dinámica_Archivos En uso_1'.A1:'Tabla dinámica_Archivos En uso_1'.AF105" table:buttons="'Tabla dinámica_Archivos En uso_1'.A1 'Tabla dinámica_Archivos En uso_1'.A2 'Tabla dinámica_Archivos En uso_1'.A5 'Tabla dinámica_Archivos En uso_1'.B4" table:drill-down-on-double-click="false">
          <table:source-cell-range table:cell-range-address="'Archivos En uso'.A1:'Archivos En uso'.C114"/>
          <table:data-pilot-field table:source-field-name="Estado Requerimiento" table:orientation="page" table:used-hierarchy="0" table:function="auto" loext:ignore-selected-page="true" table:selected-page="ASIGNADO">
            <table:data-pilot-level table:show-empty="false" calcext:repeat-item-labels="false">
              <table:data-pilot-members>
                <table:data-pilot-member table:name="ASIGNADO" table:display="true" table:show-details="true"/>
                <table:data-pilot-member table:name="PRUEBAS TECNICAS" table:display="true" table:show-details="true"/>
                <table:data-pilot-member table:name="REV FUNCIONAL" table:display="true" table:show-details="true"/>
                <table:data-pilot-member table:name="REV TECNICA" table:display="true" table:show-details="true"/>
                <table:data-pilot-member table:name="TERMINAD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os" table:orientation="column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Requerimiento" table:orientation="column" table:used-hierarchy="0" table:function="auto">
            <table:data-pilot-level table:show-empty="false" calcext:repeat-item-labels="false">
              <table:data-pilot-members>
                <table:data-pilot-member table:name="16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2047" table:display="true" table:show-details="true"/>
                <table:data-pilot-member table:name="2314" table:display="true" table:show-details="true"/>
                <table:data-pilot-member table:name="2469" table:display="true" table:show-details="true"/>
                <table:data-pilot-member table:name="2489" table:display="true" table:show-details="true"/>
                <table:data-pilot-member table:name="2676" table:display="true" table:show-details="true"/>
                <table:data-pilot-member table:name="2688" table:display="true" table:show-details="true"/>
                <table:data-pilot-member table:name="2692" table:display="true" table:show-details="true"/>
                <table:data-pilot-member table:name="2730" table:display="true" table:show-details="true"/>
                <table:data-pilot-member table:name="2771" table:display="true" table:show-details="true"/>
                <table:data-pilot-member table:name="2795" table:display="true" table:show-details="true"/>
                <table:data-pilot-member table:name="2918" table:display="true" table:show-details="true"/>
                <table:data-pilot-member table:name="2962" table:display="true" table:show-details="true"/>
                <table:data-pilot-member table:name="2965" table:display="true" table:show-details="true"/>
                <table:data-pilot-member table:name="2978" table:display="true" table:show-details="true"/>
                <table:data-pilot-member table:name="2993" table:display="true" table:show-details="true"/>
                <table:data-pilot-member table:name="3026" table:display="true" table:show-details="true"/>
                <table:data-pilot-member table:name="3290" table:display="true" table:show-details="true"/>
                <table:data-pilot-member table:name="3313" table:display="true" table:show-details="true"/>
                <table:data-pilot-member table:name="3356" table:display="true" table:show-details="true"/>
                <table:data-pilot-member table:name="3375" table:display="true" table:show-details="true"/>
                <table:data-pilot-member table:name="3383" table:display="true" table:show-details="true"/>
                <table:data-pilot-member table:name="3384" table:display="true" table:show-details="true"/>
                <table:data-pilot-member table:name="3410" table:display="true" table:show-details="true"/>
                <table:data-pilot-member table:name="3417" table:display="true" table:show-details="true"/>
                <table:data-pilot-member table:name="3459" table:display="true" table:show-details="true"/>
                <table:data-pilot-member table:name="3468" table:display="true" table:show-details="true"/>
                <table:data-pilot-member table:name="34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mbre" table:orientation="row" table:used-hierarchy="0" table:function="auto">
            <table:data-pilot-level table:show-empty="false" calcext:repeat-item-labels="false">
              <table:data-pilot-members>
                <table:data-pilot-member table:name="\administrador\folio\grdAutorizacion.inc" table:display="true" table:show-details="true"/>
                <table:data-pilot-member table:name="\componente\buscadores\boleta\class.js" table:display="true" table:show-details="true"/>
                <table:data-pilot-member table:name="\componente\buscadores\clienteproveedor\buscarsii.php" table:display="true" table:show-details="true"/>
                <table:data-pilot-member table:name="\componente\buscadores\clienteproveedor\class.js" table:display="true" table:show-details="true"/>
                <table:data-pilot-member table:name="\componente\buscadores\producto\class.js" table:display="true" table:show-details="true"/>
                <table:data-pilot-member table:name="\componente\buscadores\producto\command.php" table:display="true" table:show-details="true"/>
                <table:data-pilot-member table:name="\componente\sistema_adm\recurso_usuario\adm_recurso_usuario_mant.php" table:display="true" table:show-details="true"/>
                <table:data-pilot-member table:name="\componente\sistema_adm\recurso_usuario\adm_recurso_usuario.php" table:display="true" table:show-details="true"/>
                <table:data-pilot-member table:name="\componente\sistema_adm\recurso_usuario\class.js" table:display="true" table:show-details="true"/>
                <table:data-pilot-member table:name="\componente\sistema_adm\usuario\recurso_usuario.php" table:display="true" table:show-details="true"/>
                <table:data-pilot-member table:name="\componente\sistema_adm\usuario\seguridad_usuario.php" table:display="true" table:show-details="true"/>
                <table:data-pilot-member table:name="\DEVfacturacion\_css\layout_new.css" table:display="true" table:show-details="true"/>
                <table:data-pilot-member table:name="\DEVfacturacion\_css\Nuevo.css" table:display="true" table:show-details="true"/>
                <table:data-pilot-member table:name="\DEVfacturacion\contactenos.php" table:display="true" table:show-details="true"/>
                <table:data-pilot-member table:name="\DEVfacturacion\include\contenedor1.php" table:display="true" table:show-details="true"/>
                <table:data-pilot-member table:name="\DEVfacturacion\include\index.php" table:display="true" table:show-details="true"/>
                <table:data-pilot-member table:name="\DEVfacturacion\index.php" table:display="true" table:show-details="true"/>
                <table:data-pilot-member table:name="\fedev5\form\existencias\iu.js" table:display="true" table:show-details="true"/>
                <table:data-pilot-member table:name="\fedev5\form\mensajes\ot\cmd.php" table:display="true" table:show-details="true"/>
                <table:data-pilot-member table:name="\fedev5\form\venta\command.php" table:display="true" table:show-details="true"/>
                <table:data-pilot-member table:name="\fedev5\form\venta\referencia\documento_referencia.php" table:display="true" table:show-details="true"/>
                <table:data-pilot-member table:name="\fedev5\form\venta\venta.php" table:display="true" table:show-details="true"/>
                <table:data-pilot-member table:name="\form\administrador\empresa\command.php" table:display="true" table:show-details="true"/>
                <table:data-pilot-member table:name="\form\administrador\folio\controlador.js" table:display="true" table:show-details="true"/>
                <table:data-pilot-member table:name="\form\administrador\folio\index.php" table:display="true" table:show-details="true"/>
                <table:data-pilot-member table:name="\form\administrador\folio\server.php" table:display="true" table:show-details="true"/>
                <table:data-pilot-member table:name="\form\administrador\folio\xmlCAF.php" table:display="true" table:show-details="true"/>
                <table:data-pilot-member table:name="\form\administrador\informes\adm_informe.php" table:display="true" table:show-details="true"/>
                <table:data-pilot-member table:name="\form\administrador\inicio\adm_inicio.php" table:display="true" table:show-details="true"/>
                <table:data-pilot-member table:name="\form\administrador\sucursal\adm_sucursal.php" table:display="true" table:show-details="true"/>
                <table:data-pilot-member table:name="\form\boleta\class.php" table:display="true" table:show-details="true"/>
                <table:data-pilot-member table:name="\form\boleta\class.php " table:display="true" table:show-details="true"/>
                <table:data-pilot-member table:name="\form\boleta\command.php" table:display="true" table:show-details="true"/>
                <table:data-pilot-member table:name="\form\boleta\index.php" table:display="true" table:show-details="true"/>
                <table:data-pilot-member table:name="\form\boletaunica\class.php " table:display="true" table:show-details="true"/>
                <table:data-pilot-member table:name="\form\boletaunica\command.php" table:display="true" table:show-details="true"/>
                <table:data-pilot-member table:name="\form\boletaunica\index.php" table:display="true" table:show-details="true"/>
                <table:data-pilot-member table:name="\form\boletaunica\indexitor.php" table:display="true" table:show-details="true"/>
                <table:data-pilot-member table:name="\form\compra\class.js" table:display="true" table:show-details="true"/>
                <table:data-pilot-member table:name="\form\compra\emision\class.js" table:display="true" table:show-details="true"/>
                <table:data-pilot-member table:name="\form\contabilidad\comprobantes\command.php" table:display="true" table:show-details="true"/>
                <table:data-pilot-member table:name="\form\contabilidad\comprobantes\comprobante.js" table:display="true" table:show-details="true"/>
                <table:data-pilot-member table:name="\form\contabilidad\comprobantes\index.php" table:display="true" table:show-details="true"/>
                <table:data-pilot-member table:name="\form\contabilidad\libros2\class.php" table:display="true" table:show-details="true"/>
                <table:data-pilot-member table:name="\form\contabilidad\libros2\command.php" table:display="true" table:show-details="true"/>
                <table:data-pilot-member table:name="\form\contabilidad\libros2\compra.php" table:display="true" table:show-details="true"/>
                <table:data-pilot-member table:name="\form\contabilidad\libros2\excel.php" table:display="true" table:show-details="true"/>
                <table:data-pilot-member table:name="\form\contabilidad\libros2\guia.php" table:display="true" table:show-details="true"/>
                <table:data-pilot-member table:name="\form\contabilidad\libros2\impuestodetalle.php" table:display="true" table:show-details="true"/>
                <table:data-pilot-member table:name="\form\contabilidad\libros2\impuestos.php" table:display="true" table:show-details="true"/>
                <table:data-pilot-member table:name="\form\contabilidad\libros2\index.php" table:display="true" table:show-details="true"/>
                <table:data-pilot-member table:name="\form\contabilidad\libros2\tributaria.php" table:display="true" table:show-details="true"/>
                <table:data-pilot-member table:name="\form\contabilidad\libros2\venta.php" table:display="true" table:show-details="true"/>
                <table:data-pilot-member table:name="\form\existencias\server.php" table:display="true" table:show-details="true"/>
                <table:data-pilot-member table:name="\form\maestros\clienteproveedor\controlador.js" table:display="true" table:show-details="true"/>
                <table:data-pilot-member table:name="\form\maestros\personal\grid\grid_centro_costo1.php" table:display="true" table:show-details="true"/>
                <table:data-pilot-member table:name="\form\maestros\personal\index.php" table:display="true" table:show-details="true"/>
                <table:data-pilot-member table:name="\form\maestros\personal\infgeneral.php" table:display="true" table:show-details="true"/>
                <table:data-pilot-member table:name="\form\maestros\personal\personal.js" table:display="true" table:show-details="true"/>
                <table:data-pilot-member table:name="\form\maestros\producto\command.php" table:display="true" table:show-details="true"/>
                <table:data-pilot-member table:name="\form\maestros\producto\controladorproducto.js" table:display="true" table:show-details="true"/>
                <table:data-pilot-member table:name="\form\maestros\producto\excel.php" table:display="true" table:show-details="true"/>
                <table:data-pilot-member table:name="\form\maestros\producto\formularioproducto.php" table:display="true" table:show-details="true"/>
                <table:data-pilot-member table:name="\form\maestros\producto\gridcentrocosto.php" table:display="true" table:show-details="true"/>
                <table:data-pilot-member table:name="\form\maestros\producto\index.php" table:display="true" table:show-details="true"/>
                <table:data-pilot-member table:name="\form\maestros\producto\nuevoproducto.php" table:display="true" table:show-details="true"/>
                <table:data-pilot-member table:name="\form\mensajes\ot\form_conformidad.php" table:display="true" table:show-details="true"/>
                <table:data-pilot-member table:name="\form\mensajes\ot\funciones.js" table:display="true" table:show-details="true"/>
                <table:data-pilot-member table:name="\form\notacreditoexpo\class.php" table:display="true" table:show-details="true"/>
                <table:data-pilot-member table:name="\form\notacreditoexpo\command.php" table:display="true" table:show-details="true"/>
                <table:data-pilot-member table:name="\form\notacreditoexpo\index.php" table:display="true" table:show-details="true"/>
                <table:data-pilot-member table:name="\form\notacreditoexpo\referencia\documento_referencia.php" table:display="true" table:show-details="true"/>
                <table:data-pilot-member table:name="\form\notacreditoexpo\referencia\grid_referencias.php" table:display="true" table:show-details="true"/>
                <table:data-pilot-member table:name="\form\notadebitoexpo\class.php" table:display="true" table:show-details="true"/>
                <table:data-pilot-member table:name="\form\notadebitoexpo\command.php" table:display="true" table:show-details="true"/>
                <table:data-pilot-member table:name="\form\notadebitoexpo\index.php" table:display="true" table:show-details="true"/>
                <table:data-pilot-member table:name="\form\notadebitoexpo\referencia\documento_referencia.php" table:display="true" table:show-details="true"/>
                <table:data-pilot-member table:name="\form\notadebitoexpo\referencia\grid_referencias.php" table:display="true" table:show-details="true"/>
                <table:data-pilot-member table:name="\form\remuneraciones\pgenerales\controlador.js" table:display="true" table:show-details="true"/>
                <table:data-pilot-member table:name="\form\remuneraciones\pgenerales\index.php" table:display="true" table:show-details="true"/>
                <table:data-pilot-member table:name="\form\remuneraciones\previred_plano.php" table:display="true" table:show-details="true"/>
                <table:data-pilot-member table:name="\form\venta\funciones.php" table:display="true" table:show-details="true"/>
                <table:data-pilot-member table:name="\form\venta\grid\grid_movimiento_ingreso.php" table:display="true" table:show-details="true"/>
                <table:data-pilot-member table:name="\form\venta\liquidacion_factura\venta.php" table:display="true" table:show-details="true"/>
                <table:data-pilot-member table:name="\form\venta\referencia\documento_referencia.php" table:display="true" table:show-details="true"/>
                <table:data-pilot-member table:name="\form\venta\referencia\grid_referencias.php" table:display="true" table:show-details="true"/>
                <table:data-pilot-member table:name="\form\venta\venta.php" table:display="true" table:show-details="true"/>
                <table:data-pilot-member table:name="\form\ventaexpo\class.php" table:display="true" table:show-details="true"/>
                <table:data-pilot-member table:name="\form\ventaliqf\class.php" table:display="true" table:show-details="true"/>
                <table:data-pilot-member table:name="\form\ventaliqf\command.php" table:display="true" table:show-details="true"/>
                <table:data-pilot-member table:name="\form\ventaliqf\index.php" table:display="true" table:show-details="true"/>
                <table:data-pilot-member table:name="\include\function\funciones.php" table:display="true" table:show-details="true"/>
                <table:data-pilot-member table:name="\ventaliqf\index_comisiones.php" table:display="true" table:show-details="true"/>
                <table:data-pilot-member table:name="comercial.fn_cotizaimpresos" table:display="true" table:show-details="true"/>
                <table:data-pilot-member table:name="comercial.vw_ocimpreso" table:display="true" table:show-details="true"/>
                <table:data-pilot-member table:name="comercial.vw_otimpreso" table:display="true" table:show-details="true"/>
                <table:data-pilot-member table:name="dte_compraex.jrxml" table:display="true" table:show-details="true"/>
                <table:data-pilot-member table:name="dte_compraexlc.jrxml " table:display="true" table:show-details="true"/>
                <table:data-pilot-member table:name="js\util.j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mbre" table:orientation="data" table:used-hierarchy="0" table:function="count">
            <table:data-pilot-level table:show-empty="false" calcext:repeat-item-labels="false">
              <table:data-pilot-members>
                <table:data-pilot-member table:name="\administrador\folio\grdAutorizacion.inc" table:display="true" table:show-details="true"/>
                <table:data-pilot-member table:name="\componente\buscadores\boleta\class.js" table:display="true" table:show-details="true"/>
                <table:data-pilot-member table:name="\componente\buscadores\clienteproveedor\buscarsii.php" table:display="true" table:show-details="true"/>
                <table:data-pilot-member table:name="\componente\buscadores\clienteproveedor\class.js" table:display="true" table:show-details="true"/>
                <table:data-pilot-member table:name="\componente\buscadores\producto\class.js" table:display="true" table:show-details="true"/>
                <table:data-pilot-member table:name="\componente\buscadores\producto\command.php" table:display="true" table:show-details="true"/>
                <table:data-pilot-member table:name="\componente\sistema_adm\recurso_usuario\adm_recurso_usuario_mant.php" table:display="true" table:show-details="true"/>
                <table:data-pilot-member table:name="\componente\sistema_adm\recurso_usuario\adm_recurso_usuario.php" table:display="true" table:show-details="true"/>
                <table:data-pilot-member table:name="\componente\sistema_adm\recurso_usuario\class.js" table:display="true" table:show-details="true"/>
                <table:data-pilot-member table:name="\componente\sistema_adm\usuario\recurso_usuario.php" table:display="true" table:show-details="true"/>
                <table:data-pilot-member table:name="\componente\sistema_adm\usuario\seguridad_usuario.php" table:display="true" table:show-details="true"/>
                <table:data-pilot-member table:name="\DEVfacturacion\_css\layout_new.css" table:display="true" table:show-details="true"/>
                <table:data-pilot-member table:name="\DEVfacturacion\_css\Nuevo.css" table:display="true" table:show-details="true"/>
                <table:data-pilot-member table:name="\DEVfacturacion\contactenos.php" table:display="true" table:show-details="true"/>
                <table:data-pilot-member table:name="\DEVfacturacion\include\contenedor1.php" table:display="true" table:show-details="true"/>
                <table:data-pilot-member table:name="\DEVfacturacion\include\index.php" table:display="true" table:show-details="true"/>
                <table:data-pilot-member table:name="\DEVfacturacion\index.php" table:display="true" table:show-details="true"/>
                <table:data-pilot-member table:name="\fedev5\form\existencias\iu.js" table:display="true" table:show-details="true"/>
                <table:data-pilot-member table:name="\fedev5\form\mensajes\ot\cmd.php" table:display="true" table:show-details="true"/>
                <table:data-pilot-member table:name="\fedev5\form\venta\command.php" table:display="true" table:show-details="true"/>
                <table:data-pilot-member table:name="\fedev5\form\venta\referencia\documento_referencia.php" table:display="true" table:show-details="true"/>
                <table:data-pilot-member table:name="\fedev5\form\venta\venta.php" table:display="true" table:show-details="true"/>
                <table:data-pilot-member table:name="\form\administrador\empresa\command.php" table:display="true" table:show-details="true"/>
                <table:data-pilot-member table:name="\form\administrador\folio\controlador.js" table:display="true" table:show-details="true"/>
                <table:data-pilot-member table:name="\form\administrador\folio\index.php" table:display="true" table:show-details="true"/>
                <table:data-pilot-member table:name="\form\administrador\folio\server.php" table:display="true" table:show-details="true"/>
                <table:data-pilot-member table:name="\form\administrador\folio\xmlCAF.php" table:display="true" table:show-details="true"/>
                <table:data-pilot-member table:name="\form\administrador\informes\adm_informe.php" table:display="true" table:show-details="true"/>
                <table:data-pilot-member table:name="\form\administrador\inicio\adm_inicio.php" table:display="true" table:show-details="true"/>
                <table:data-pilot-member table:name="\form\administrador\sucursal\adm_sucursal.php" table:display="true" table:show-details="true"/>
                <table:data-pilot-member table:name="\form\boleta\class.php" table:display="true" table:show-details="true"/>
                <table:data-pilot-member table:name="\form\boleta\class.php " table:display="true" table:show-details="true"/>
                <table:data-pilot-member table:name="\form\boleta\command.php" table:display="true" table:show-details="true"/>
                <table:data-pilot-member table:name="\form\boleta\index.php" table:display="true" table:show-details="true"/>
                <table:data-pilot-member table:name="\form\boletaunica\class.php " table:display="true" table:show-details="true"/>
                <table:data-pilot-member table:name="\form\boletaunica\command.php" table:display="true" table:show-details="true"/>
                <table:data-pilot-member table:name="\form\boletaunica\index.php" table:display="true" table:show-details="true"/>
                <table:data-pilot-member table:name="\form\boletaunica\indexitor.php" table:display="true" table:show-details="true"/>
                <table:data-pilot-member table:name="\form\compra\class.js" table:display="true" table:show-details="true"/>
                <table:data-pilot-member table:name="\form\compra\emision\class.js" table:display="true" table:show-details="true"/>
                <table:data-pilot-member table:name="\form\contabilidad\comprobantes\command.php" table:display="true" table:show-details="true"/>
                <table:data-pilot-member table:name="\form\contabilidad\comprobantes\comprobante.js" table:display="true" table:show-details="true"/>
                <table:data-pilot-member table:name="\form\contabilidad\comprobantes\index.php" table:display="true" table:show-details="true"/>
                <table:data-pilot-member table:name="\form\contabilidad\libros2\class.php" table:display="true" table:show-details="true"/>
                <table:data-pilot-member table:name="\form\contabilidad\libros2\command.php" table:display="true" table:show-details="true"/>
                <table:data-pilot-member table:name="\form\contabilidad\libros2\compra.php" table:display="true" table:show-details="true"/>
                <table:data-pilot-member table:name="\form\contabilidad\libros2\excel.php" table:display="true" table:show-details="true"/>
                <table:data-pilot-member table:name="\form\contabilidad\libros2\guia.php" table:display="true" table:show-details="true"/>
                <table:data-pilot-member table:name="\form\contabilidad\libros2\impuestodetalle.php" table:display="true" table:show-details="true"/>
                <table:data-pilot-member table:name="\form\contabilidad\libros2\impuestos.php" table:display="true" table:show-details="true"/>
                <table:data-pilot-member table:name="\form\contabilidad\libros2\index.php" table:display="true" table:show-details="true"/>
                <table:data-pilot-member table:name="\form\contabilidad\libros2\tributaria.php" table:display="true" table:show-details="true"/>
                <table:data-pilot-member table:name="\form\contabilidad\libros2\venta.php" table:display="true" table:show-details="true"/>
                <table:data-pilot-member table:name="\form\existencias\server.php" table:display="true" table:show-details="true"/>
                <table:data-pilot-member table:name="\form\maestros\clienteproveedor\controlador.js" table:display="true" table:show-details="true"/>
                <table:data-pilot-member table:name="\form\maestros\personal\grid\grid_centro_costo1.php" table:display="true" table:show-details="true"/>
                <table:data-pilot-member table:name="\form\maestros\personal\index.php" table:display="true" table:show-details="true"/>
                <table:data-pilot-member table:name="\form\maestros\personal\infgeneral.php" table:display="true" table:show-details="true"/>
                <table:data-pilot-member table:name="\form\maestros\personal\personal.js" table:display="true" table:show-details="true"/>
                <table:data-pilot-member table:name="\form\maestros\producto\command.php" table:display="true" table:show-details="true"/>
                <table:data-pilot-member table:name="\form\maestros\producto\controladorproducto.js" table:display="true" table:show-details="true"/>
                <table:data-pilot-member table:name="\form\maestros\producto\excel.php" table:display="true" table:show-details="true"/>
                <table:data-pilot-member table:name="\form\maestros\producto\formularioproducto.php" table:display="true" table:show-details="true"/>
                <table:data-pilot-member table:name="\form\maestros\producto\gridcentrocosto.php" table:display="true" table:show-details="true"/>
                <table:data-pilot-member table:name="\form\maestros\producto\index.php" table:display="true" table:show-details="true"/>
                <table:data-pilot-member table:name="\form\maestros\producto\nuevoproducto.php" table:display="true" table:show-details="true"/>
                <table:data-pilot-member table:name="\form\mensajes\ot\form_conformidad.php" table:display="true" table:show-details="true"/>
                <table:data-pilot-member table:name="\form\mensajes\ot\funciones.js" table:display="true" table:show-details="true"/>
                <table:data-pilot-member table:name="\form\notacreditoexpo\class.php" table:display="true" table:show-details="true"/>
                <table:data-pilot-member table:name="\form\notacreditoexpo\command.php" table:display="true" table:show-details="true"/>
                <table:data-pilot-member table:name="\form\notacreditoexpo\index.php" table:display="true" table:show-details="true"/>
                <table:data-pilot-member table:name="\form\notacreditoexpo\referencia\documento_referencia.php" table:display="true" table:show-details="true"/>
                <table:data-pilot-member table:name="\form\notacreditoexpo\referencia\grid_referencias.php" table:display="true" table:show-details="true"/>
                <table:data-pilot-member table:name="\form\notadebitoexpo\class.php" table:display="true" table:show-details="true"/>
                <table:data-pilot-member table:name="\form\notadebitoexpo\command.php" table:display="true" table:show-details="true"/>
                <table:data-pilot-member table:name="\form\notadebitoexpo\index.php" table:display="true" table:show-details="true"/>
                <table:data-pilot-member table:name="\form\notadebitoexpo\referencia\documento_referencia.php" table:display="true" table:show-details="true"/>
                <table:data-pilot-member table:name="\form\notadebitoexpo\referencia\grid_referencias.php" table:display="true" table:show-details="true"/>
                <table:data-pilot-member table:name="\form\remuneraciones\pgenerales\controlador.js" table:display="true" table:show-details="true"/>
                <table:data-pilot-member table:name="\form\remuneraciones\pgenerales\index.php" table:display="true" table:show-details="true"/>
                <table:data-pilot-member table:name="\form\remuneraciones\previred_plano.php" table:display="true" table:show-details="true"/>
                <table:data-pilot-member table:name="\form\venta\funciones.php" table:display="true" table:show-details="true"/>
                <table:data-pilot-member table:name="\form\venta\grid\grid_movimiento_ingreso.php" table:display="true" table:show-details="true"/>
                <table:data-pilot-member table:name="\form\venta\liquidacion_factura\venta.php" table:display="true" table:show-details="true"/>
                <table:data-pilot-member table:name="\form\venta\referencia\documento_referencia.php" table:display="true" table:show-details="true"/>
                <table:data-pilot-member table:name="\form\venta\referencia\grid_referencias.php" table:display="true" table:show-details="true"/>
                <table:data-pilot-member table:name="\form\venta\venta.php" table:display="true" table:show-details="true"/>
                <table:data-pilot-member table:name="\form\ventaexpo\class.php" table:display="true" table:show-details="true"/>
                <table:data-pilot-member table:name="\form\ventaliqf\class.php" table:display="true" table:show-details="true"/>
                <table:data-pilot-member table:name="\form\ventaliqf\command.php" table:display="true" table:show-details="true"/>
                <table:data-pilot-member table:name="\form\ventaliqf\index.php" table:display="true" table:show-details="true"/>
                <table:data-pilot-member table:name="\include\function\funciones.php" table:display="true" table:show-details="true"/>
                <table:data-pilot-member table:name="\ventaliqf\index_comisiones.php" table:display="true" table:show-details="true"/>
                <table:data-pilot-member table:name="comercial.fn_cotizaimpresos" table:display="true" table:show-details="true"/>
                <table:data-pilot-member table:name="comercial.vw_ocimpreso" table:display="true" table:show-details="true"/>
                <table:data-pilot-member table:name="comercial.vw_otimpreso" table:display="true" table:show-details="true"/>
                <table:data-pilot-member table:name="dte_compraex.jrxml" table:display="true" table:show-details="true"/>
                <table:data-pilot-member table:name="dte_compraexlc.jrxml " table:display="true" table:show-details="true"/>
                <table:data-pilot-member table:name="js\util.j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-00-0000</text:date>, <text:time style:data-style-name="N2" text:time-value="14:21:29.03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4:33:56.755000000</meta:creation-date>
    <dc:date>2018-09-05T15:17:03.341000000</dc:date>
    <meta:editing-duration>PT21H22M20S</meta:editing-duration>
    <meta:editing-cycles>11</meta:editing-cycles>
    <meta:generator>LibreOffice/5.0.2.2$Windows_X86_64 LibreOffice_project/37b43f919e4de5eeaca9b9755ed688758a8251fe</meta:generator>
    <meta:document-statistic meta:table-count="5" meta:cell-count="1265" meta:object-count="0"/>
  </office:meta>
</office:document-meta>
</file>